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63" table:style-name="ta1">
        <table:shapes>
          <draw:frame draw:z-index="0" draw:style-name="gr1" draw:text-style-name="P1" svg:width="159.99mm" svg:height="89.99mm" svg:x="123.01mm" svg:y="1mm">
            <loext:p draw:notify-on-update-of-ranges="test263.C1:test263.C1 test263.C2:test263.C102 test263.D1:test263.D1 test263.D2:test263.D102 test263.E1:test263.E1 test263.E2:test263.E102 test263.F1:test263.F1 test263.F2:test263.F102 test263.G1:test263.G1 test263.G2:test263.G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2.58mm" svg:y="99.35mm">
            <loext:p draw:notify-on-update-of-ranges="test263.C1:test263.C1 test263.C2:test263.C102 test263.D1:test263.D1 test263.D2:test263.D102 test263.E1:test263.E1 test263.E2:test263.E102 test263.F1:test263.F1 test263.F2:test263.F102 test263.G1:test263.G1 test263.G2:test263.G1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02.86mm" svg:y="0.01mm">
            <loext:p draw:notify-on-update-of-ranges="test263.C1:test263.C1 test263.C2:test263.C102 test263.D1:test263.D1 test263.D2:test263.D10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02.86mm" svg:y="99.35mm">
            <loext:p draw:notify-on-update-of-ranges="test263.C1:test263.C1 test263.C2:test263.C102 test263.D1:test263.D1 test263.D2:test263.D102 test263.E1:test263.E1 test263.E2:test263.E102 test263.F1:test263.F1 test263.F2:test263.F102 test263.G1:test263.G1 test263.G2:test263.G10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7:50</text:p>
          </table:table-cell>
          <table:table-cell office:value-type="float" office:value="0.004164" calcext:value-type="float">
            <text:p>0.004164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" calcext:value-type="float">
            <text:p>0</text:p>
          </table:table-cell>
          <table:table-cell office:value-type="float" office:value="3860" calcext:value-type="float">
            <text:p>386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7:51</text:p>
          </table:table-cell>
          <table:table-cell office:value-type="float" office:value="0.001391" calcext:value-type="float">
            <text:p>0.001391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2461" calcext:value-type="float">
            <text:p>246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7:52</text:p>
          </table:table-cell>
          <table:table-cell office:value-type="float" office:value="0.001457" calcext:value-type="float">
            <text:p>0.001457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2998" calcext:value-type="float">
            <text:p>299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7:53</text:p>
          </table:table-cell>
          <table:table-cell office:value-type="float" office:value="0.001622" calcext:value-type="float">
            <text:p>0.001622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3260" calcext:value-type="float">
            <text:p>326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7:54</text:p>
          </table:table-cell>
          <table:table-cell office:value-type="float" office:value="0.001294" calcext:value-type="float">
            <text:p>0.001294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2814" calcext:value-type="float">
            <text:p>281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7:55</text:p>
          </table:table-cell>
          <table:table-cell office:value-type="float" office:value="0.001449" calcext:value-type="float">
            <text:p>0.001449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2820" calcext:value-type="float">
            <text:p>282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7:56</text:p>
          </table:table-cell>
          <table:table-cell office:value-type="float" office:value="0.001826" calcext:value-type="float">
            <text:p>0.001826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2861" calcext:value-type="float">
            <text:p>286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7:57</text:p>
          </table:table-cell>
          <table:table-cell office:value-type="float" office:value="0.001186" calcext:value-type="float">
            <text:p>0.001186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2961" calcext:value-type="float">
            <text:p>296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7:58</text:p>
          </table:table-cell>
          <table:table-cell office:value-type="float" office:value="0.001222" calcext:value-type="float">
            <text:p>0.001222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518" calcext:value-type="float">
            <text:p>351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7:59</text:p>
          </table:table-cell>
          <table:table-cell office:value-type="float" office:value="0.001289" calcext:value-type="float">
            <text:p>0.001289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3002" calcext:value-type="float">
            <text:p>300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00</text:p>
          </table:table-cell>
          <table:table-cell office:value-type="float" office:value="0.001201" calcext:value-type="float">
            <text:p>0.001201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" calcext:value-type="float">
            <text:p>0</text:p>
          </table:table-cell>
          <table:table-cell office:value-type="float" office:value="3220" calcext:value-type="float">
            <text:p>322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01</text:p>
          </table:table-cell>
          <table:table-cell office:value-type="float" office:value="0.001539" calcext:value-type="float">
            <text:p>0.001539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3550" calcext:value-type="float">
            <text:p>355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02</text:p>
          </table:table-cell>
          <table:table-cell office:value-type="float" office:value="0.001178" calcext:value-type="float">
            <text:p>0.001178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584" calcext:value-type="float">
            <text:p>358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03</text:p>
          </table:table-cell>
          <table:table-cell office:value-type="float" office:value="0.001701" calcext:value-type="float">
            <text:p>0.001701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04</text:p>
          </table:table-cell>
          <table:table-cell office:value-type="float" office:value="0.001625" calcext:value-type="float">
            <text:p>0.001625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3825" calcext:value-type="float">
            <text:p>382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05</text:p>
          </table:table-cell>
          <table:table-cell office:value-type="float" office:value="0.001319" calcext:value-type="float">
            <text:p>0.001319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3057" calcext:value-type="float">
            <text:p>305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06</text:p>
          </table:table-cell>
          <table:table-cell office:value-type="float" office:value="0.001274" calcext:value-type="float">
            <text:p>0.001274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626" calcext:value-type="float">
            <text:p>362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07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2660" calcext:value-type="float">
            <text:p>266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08</text:p>
          </table:table-cell>
          <table:table-cell office:value-type="float" office:value="0.001679" calcext:value-type="float">
            <text:p>0.001679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" calcext:value-type="float">
            <text:p>0</text:p>
          </table:table-cell>
          <table:table-cell office:value-type="float" office:value="3522" calcext:value-type="float">
            <text:p>352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09</text:p>
          </table:table-cell>
          <table:table-cell office:value-type="float" office:value="0.001718" calcext:value-type="float">
            <text:p>0.001718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3482" calcext:value-type="float">
            <text:p>348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10</text:p>
          </table:table-cell>
          <table:table-cell office:value-type="float" office:value="0.001676" calcext:value-type="float">
            <text:p>0.001676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" calcext:value-type="float">
            <text:p>0</text:p>
          </table:table-cell>
          <table:table-cell office:value-type="float" office:value="3112" calcext:value-type="float">
            <text:p>31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11</text:p>
          </table:table-cell>
          <table:table-cell office:value-type="float" office:value="0.001278" calcext:value-type="float">
            <text:p>0.001278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3047" calcext:value-type="float">
            <text:p>304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12</text:p>
          </table:table-cell>
          <table:table-cell office:value-type="float" office:value="0.001461" calcext:value-type="float">
            <text:p>0.001461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324" calcext:value-type="float">
            <text:p>33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13</text:p>
          </table:table-cell>
          <table:table-cell office:value-type="float" office:value="0.001178" calcext:value-type="float">
            <text:p>0.001178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237" calcext:value-type="float">
            <text:p>323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14</text:p>
          </table:table-cell>
          <table:table-cell office:value-type="float" office:value="0.001151" calcext:value-type="float">
            <text:p>0.001151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3139" calcext:value-type="float">
            <text:p>313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15</text:p>
          </table:table-cell>
          <table:table-cell office:value-type="float" office:value="0.001287" calcext:value-type="float">
            <text:p>0.001287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2828" calcext:value-type="float">
            <text:p>282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16</text:p>
          </table:table-cell>
          <table:table-cell office:value-type="float" office:value="0.001463" calcext:value-type="float">
            <text:p>0.001463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2813" calcext:value-type="float">
            <text:p>281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17</text:p>
          </table:table-cell>
          <table:table-cell office:value-type="float" office:value="0.001172" calcext:value-type="float">
            <text:p>0.001172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3340" calcext:value-type="float">
            <text:p>33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18</text:p>
          </table:table-cell>
          <table:table-cell office:value-type="float" office:value="0.001368" calcext:value-type="float">
            <text:p>0.001368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" calcext:value-type="float">
            <text:p>0</text:p>
          </table:table-cell>
          <table:table-cell office:value-type="float" office:value="3105" calcext:value-type="float">
            <text:p>310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19</text:p>
          </table:table-cell>
          <table:table-cell office:value-type="float" office:value="0.003229" calcext:value-type="float">
            <text:p>0.003229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223" calcext:value-type="float">
            <text:p>322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20</text:p>
          </table:table-cell>
          <table:table-cell office:value-type="float" office:value="0.001252" calcext:value-type="float">
            <text:p>0.001252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" calcext:value-type="float">
            <text:p>0</text:p>
          </table:table-cell>
          <table:table-cell office:value-type="float" office:value="3020" calcext:value-type="float">
            <text:p>302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21</text:p>
          </table:table-cell>
          <table:table-cell office:value-type="float" office:value="0.001417" calcext:value-type="float">
            <text:p>0.001417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2882" calcext:value-type="float">
            <text:p>288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22</text:p>
          </table:table-cell>
          <table:table-cell office:value-type="float" office:value="0.001189" calcext:value-type="float">
            <text:p>0.001189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562" calcext:value-type="float">
            <text:p>356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23</text:p>
          </table:table-cell>
          <table:table-cell office:value-type="float" office:value="0.001147" calcext:value-type="float">
            <text:p>0.001147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2546" calcext:value-type="float">
            <text:p>254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24</text:p>
          </table:table-cell>
          <table:table-cell office:value-type="float" office:value="0.001341" calcext:value-type="float">
            <text:p>0.001341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" calcext:value-type="float">
            <text:p>0</text:p>
          </table:table-cell>
          <table:table-cell office:value-type="float" office:value="2844" calcext:value-type="float">
            <text:p>284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25</text:p>
          </table:table-cell>
          <table:table-cell office:value-type="float" office:value="0.001592" calcext:value-type="float">
            <text:p>0.001592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3566" calcext:value-type="float">
            <text:p>356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26</text:p>
          </table:table-cell>
          <table:table-cell office:value-type="float" office:value="0.001379" calcext:value-type="float">
            <text:p>0.001379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3550" calcext:value-type="float">
            <text:p>355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27</text:p>
          </table:table-cell>
          <table:table-cell office:value-type="float" office:value="0.001366" calcext:value-type="float">
            <text:p>0.001366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3003" calcext:value-type="float">
            <text:p>300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28</text:p>
          </table:table-cell>
          <table:table-cell office:value-type="float" office:value="0.001197" calcext:value-type="float">
            <text:p>0.001197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391" calcext:value-type="float">
            <text:p>339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29</text:p>
          </table:table-cell>
          <table:table-cell office:value-type="float" office:value="0.001124" calcext:value-type="float">
            <text:p>0.001124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2604" calcext:value-type="float">
            <text:p>260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30</text:p>
          </table:table-cell>
          <table:table-cell office:value-type="float" office:value="0.001042" calcext:value-type="float">
            <text:p>0.001042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" calcext:value-type="float">
            <text:p>0</text:p>
          </table:table-cell>
          <table:table-cell office:value-type="float" office:value="2985" calcext:value-type="float">
            <text:p>298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31</text:p>
          </table:table-cell>
          <table:table-cell office:value-type="float" office:value="0.001408" calcext:value-type="float">
            <text:p>0.001408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381" calcext:value-type="float">
            <text:p>338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32</text:p>
          </table:table-cell>
          <table:table-cell office:value-type="float" office:value="0.001153" calcext:value-type="float">
            <text:p>0.001153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3065" calcext:value-type="float">
            <text:p>306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33</text:p>
          </table:table-cell>
          <table:table-cell office:value-type="float" office:value="0.001274" calcext:value-type="float">
            <text:p>0.001274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" calcext:value-type="float">
            <text:p>0</text:p>
          </table:table-cell>
          <table:table-cell office:value-type="float" office:value="3026" calcext:value-type="float">
            <text:p>302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34</text:p>
          </table:table-cell>
          <table:table-cell office:value-type="float" office:value="0.001606" calcext:value-type="float">
            <text:p>0.001606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3455" calcext:value-type="float">
            <text:p>345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35</text:p>
          </table:table-cell>
          <table:table-cell office:value-type="float" office:value="0.001186" calcext:value-type="float">
            <text:p>0.001186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3188" calcext:value-type="float">
            <text:p>318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36</text:p>
          </table:table-cell>
          <table:table-cell office:value-type="float" office:value="0.001357" calcext:value-type="float">
            <text:p>0.001357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" calcext:value-type="float">
            <text:p>0</text:p>
          </table:table-cell>
          <table:table-cell office:value-type="float" office:value="2961" calcext:value-type="float">
            <text:p>296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37</text:p>
          </table:table-cell>
          <table:table-cell office:value-type="float" office:value="0.001539" calcext:value-type="float">
            <text:p>0.001539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2990" calcext:value-type="float">
            <text:p>299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3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3053" calcext:value-type="float">
            <text:p>305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39</text:p>
          </table:table-cell>
          <table:table-cell office:value-type="float" office:value="0.001514" calcext:value-type="float">
            <text:p>0.001514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518" calcext:value-type="float">
            <text:p>351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40</text:p>
          </table:table-cell>
          <table:table-cell office:value-type="float" office:value="0.001067" calcext:value-type="float">
            <text:p>0.001067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3417" calcext:value-type="float">
            <text:p>341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41</text:p>
          </table:table-cell>
          <table:table-cell office:value-type="float" office:value="0.001132" calcext:value-type="float">
            <text:p>0.001132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3650" calcext:value-type="float">
            <text:p>365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42</text:p>
          </table:table-cell>
          <table:table-cell office:value-type="float" office:value="0.001301" calcext:value-type="float">
            <text:p>0.001301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2550" calcext:value-type="float">
            <text:p>255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43</text:p>
          </table:table-cell>
          <table:table-cell office:value-type="float" office:value="0.001614" calcext:value-type="float">
            <text:p>0.001614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185" calcext:value-type="float">
            <text:p>318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44</text:p>
          </table:table-cell>
          <table:table-cell office:value-type="float" office:value="0.001471" calcext:value-type="float">
            <text:p>0.001471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3637" calcext:value-type="float">
            <text:p>363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45</text:p>
          </table:table-cell>
          <table:table-cell office:value-type="float" office:value="0.001642" calcext:value-type="float">
            <text:p>0.001642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" calcext:value-type="float">
            <text:p>0</text:p>
          </table:table-cell>
          <table:table-cell office:value-type="float" office:value="3021" calcext:value-type="float">
            <text:p>302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46</text:p>
          </table:table-cell>
          <table:table-cell office:value-type="float" office:value="0.001494" calcext:value-type="float">
            <text:p>0.001494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2880" calcext:value-type="float">
            <text:p>288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47</text:p>
          </table:table-cell>
          <table:table-cell office:value-type="float" office:value="0.001346" calcext:value-type="float">
            <text:p>0.001346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2787" calcext:value-type="float">
            <text:p>278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48</text:p>
          </table:table-cell>
          <table:table-cell office:value-type="float" office:value="0.001175" calcext:value-type="float">
            <text:p>0.001175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2655" calcext:value-type="float">
            <text:p>265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49</text:p>
          </table:table-cell>
          <table:table-cell office:value-type="float" office:value="0.001449" calcext:value-type="float">
            <text:p>0.001449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" calcext:value-type="float">
            <text:p>0</text:p>
          </table:table-cell>
          <table:table-cell office:value-type="float" office:value="3292" calcext:value-type="float">
            <text:p>329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50</text:p>
          </table:table-cell>
          <table:table-cell office:value-type="float" office:value="0.001375" calcext:value-type="float">
            <text:p>0.00137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009" calcext:value-type="float">
            <text:p>300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51</text:p>
          </table:table-cell>
          <table:table-cell office:value-type="float" office:value="0.001453" calcext:value-type="float">
            <text:p>0.001453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009" calcext:value-type="float">
            <text:p>300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52</text:p>
          </table:table-cell>
          <table:table-cell office:value-type="float" office:value="0.001613" calcext:value-type="float">
            <text:p>0.001613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3392" calcext:value-type="float">
            <text:p>339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53</text:p>
          </table:table-cell>
          <table:table-cell office:value-type="float" office:value="0.001201" calcext:value-type="float">
            <text:p>0.001201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" calcext:value-type="float">
            <text:p>0</text:p>
          </table:table-cell>
          <table:table-cell office:value-type="float" office:value="3193" calcext:value-type="float">
            <text:p>319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54</text:p>
          </table:table-cell>
          <table:table-cell office:value-type="float" office:value="0.001817" calcext:value-type="float">
            <text:p>0.001817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4208" calcext:value-type="float">
            <text:p>420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55</text:p>
          </table:table-cell>
          <table:table-cell office:value-type="float" office:value="0.001295" calcext:value-type="float">
            <text:p>0.001295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2534" calcext:value-type="float">
            <text:p>253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56</text:p>
          </table:table-cell>
          <table:table-cell office:value-type="float" office:value="0.001439" calcext:value-type="float">
            <text:p>0.001439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" calcext:value-type="float">
            <text:p>0</text:p>
          </table:table-cell>
          <table:table-cell office:value-type="float" office:value="2864" calcext:value-type="float">
            <text:p>286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57</text:p>
          </table:table-cell>
          <table:table-cell office:value-type="float" office:value="0.011157" calcext:value-type="float">
            <text:p>0.011157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333" calcext:value-type="float">
            <text:p>333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58</text:p>
          </table:table-cell>
          <table:table-cell office:value-type="float" office:value="0.036089" calcext:value-type="float">
            <text:p>0.036089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3179" calcext:value-type="float">
            <text:p>317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8:59</text:p>
          </table:table-cell>
          <table:table-cell office:value-type="float" office:value="0.015118" calcext:value-type="float">
            <text:p>0.015118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3124" calcext:value-type="float">
            <text:p>31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9:00</text:p>
          </table:table-cell>
          <table:table-cell office:value-type="float" office:value="0.012122" calcext:value-type="float">
            <text:p>0.012122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" calcext:value-type="float">
            <text:p>0</text:p>
          </table:table-cell>
          <table:table-cell office:value-type="float" office:value="3368" calcext:value-type="float">
            <text:p>336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9:01</text:p>
          </table:table-cell>
          <table:table-cell office:value-type="float" office:value="0.027023" calcext:value-type="float">
            <text:p>0.027023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2851" calcext:value-type="float">
            <text:p>285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9:02</text:p>
          </table:table-cell>
          <table:table-cell office:value-type="float" office:value="0.019264" calcext:value-type="float">
            <text:p>0.019264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286" calcext:value-type="float">
            <text:p>328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9:03</text:p>
          </table:table-cell>
          <table:table-cell office:value-type="float" office:value="0.01121" calcext:value-type="float">
            <text:p>0.01121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3477" calcext:value-type="float">
            <text:p>347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9:04</text:p>
          </table:table-cell>
          <table:table-cell office:value-type="float" office:value="0.011722" calcext:value-type="float">
            <text:p>0.011722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3030" calcext:value-type="float">
            <text:p>303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9:05</text:p>
          </table:table-cell>
          <table:table-cell office:value-type="float" office:value="0.013253" calcext:value-type="float">
            <text:p>0.013253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" calcext:value-type="float">
            <text:p>0</text:p>
          </table:table-cell>
          <table:table-cell office:value-type="float" office:value="2461" calcext:value-type="float">
            <text:p>246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9:06</text:p>
          </table:table-cell>
          <table:table-cell office:value-type="float" office:value="0.018109" calcext:value-type="float">
            <text:p>0.018109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" calcext:value-type="float">
            <text:p>0</text:p>
          </table:table-cell>
          <table:table-cell office:value-type="float" office:value="3304" calcext:value-type="float">
            <text:p>330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9:07</text:p>
          </table:table-cell>
          <table:table-cell office:value-type="float" office:value="0.028071" calcext:value-type="float">
            <text:p>0.028071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" calcext:value-type="float">
            <text:p>0</text:p>
          </table:table-cell>
          <table:table-cell office:value-type="float" office:value="2701" calcext:value-type="float">
            <text:p>270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9:08</text:p>
          </table:table-cell>
          <table:table-cell office:value-type="float" office:value="0.056961" calcext:value-type="float">
            <text:p>0.056961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110" calcext:value-type="float">
            <text:p>311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9:09</text:p>
          </table:table-cell>
          <table:table-cell office:value-type="float" office:value="0.011263" calcext:value-type="float">
            <text:p>0.011263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2247" calcext:value-type="float">
            <text:p>224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9:10</text:p>
          </table:table-cell>
          <table:table-cell office:value-type="float" office:value="0.010488" calcext:value-type="float">
            <text:p>0.010488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" calcext:value-type="float">
            <text:p>0</text:p>
          </table:table-cell>
          <table:table-cell office:value-type="float" office:value="2548" calcext:value-type="float">
            <text:p>25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9:11</text:p>
          </table:table-cell>
          <table:table-cell office:value-type="float" office:value="0.011222" calcext:value-type="float">
            <text:p>0.011222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2928" calcext:value-type="float">
            <text:p>292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9:12</text:p>
          </table:table-cell>
          <table:table-cell office:value-type="float" office:value="0.011508" calcext:value-type="float">
            <text:p>0.011508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" calcext:value-type="float">
            <text:p>0</text:p>
          </table:table-cell>
          <table:table-cell office:value-type="float" office:value="3309" calcext:value-type="float">
            <text:p>330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9:13</text:p>
          </table:table-cell>
          <table:table-cell office:value-type="float" office:value="0.013034" calcext:value-type="float">
            <text:p>0.013034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" calcext:value-type="float">
            <text:p>0</text:p>
          </table:table-cell>
          <table:table-cell office:value-type="float" office:value="3285" calcext:value-type="float">
            <text:p>328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9:14</text:p>
          </table:table-cell>
          <table:table-cell office:value-type="float" office:value="0.016742" calcext:value-type="float">
            <text:p>0.016742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" calcext:value-type="float">
            <text:p>0</text:p>
          </table:table-cell>
          <table:table-cell office:value-type="float" office:value="3489" calcext:value-type="float">
            <text:p>348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9:15</text:p>
          </table:table-cell>
          <table:table-cell office:value-type="float" office:value="0.015597" calcext:value-type="float">
            <text:p>0.015597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" calcext:value-type="float">
            <text:p>0</text:p>
          </table:table-cell>
          <table:table-cell office:value-type="float" office:value="3983" calcext:value-type="float">
            <text:p>398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9:16</text:p>
          </table:table-cell>
          <table:table-cell office:value-type="float" office:value="0.013733" calcext:value-type="float">
            <text:p>0.013733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410" calcext:value-type="float">
            <text:p>341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9:17</text:p>
          </table:table-cell>
          <table:table-cell office:value-type="float" office:value="0.012204" calcext:value-type="float">
            <text:p>0.012204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187" calcext:value-type="float">
            <text:p>318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9:18</text:p>
          </table:table-cell>
          <table:table-cell office:value-type="float" office:value="0.014093" calcext:value-type="float">
            <text:p>0.014093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706" calcext:value-type="float">
            <text:p>370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9:19</text:p>
          </table:table-cell>
          <table:table-cell office:value-type="float" office:value="0.014605" calcext:value-type="float">
            <text:p>0.014605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" calcext:value-type="float">
            <text:p>0</text:p>
          </table:table-cell>
          <table:table-cell office:value-type="float" office:value="3642" calcext:value-type="float">
            <text:p>364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9:20</text:p>
          </table:table-cell>
          <table:table-cell office:value-type="float" office:value="0.02901" calcext:value-type="float">
            <text:p>0.02901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" calcext:value-type="float">
            <text:p>0</text:p>
          </table:table-cell>
          <table:table-cell office:value-type="float" office:value="2893" calcext:value-type="float">
            <text:p>289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9:21</text:p>
          </table:table-cell>
          <table:table-cell office:value-type="float" office:value="0.014076" calcext:value-type="float">
            <text:p>0.014076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2943" calcext:value-type="float">
            <text:p>294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9:22</text:p>
          </table:table-cell>
          <table:table-cell office:value-type="float" office:value="0.023739" calcext:value-type="float">
            <text:p>0.023739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" calcext:value-type="float">
            <text:p>0</text:p>
          </table:table-cell>
          <table:table-cell office:value-type="float" office:value="2932" calcext:value-type="float">
            <text:p>293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9:23</text:p>
          </table:table-cell>
          <table:table-cell office:value-type="float" office:value="0.013683" calcext:value-type="float">
            <text:p>0.013683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" calcext:value-type="float">
            <text:p>0</text:p>
          </table:table-cell>
          <table:table-cell office:value-type="float" office:value="3102" calcext:value-type="float">
            <text:p>310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9:24</text:p>
          </table:table-cell>
          <table:table-cell office:value-type="float" office:value="0.016855" calcext:value-type="float">
            <text:p>0.016855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" calcext:value-type="float">
            <text:p>0</text:p>
          </table:table-cell>
          <table:table-cell office:value-type="float" office:value="2741" calcext:value-type="float">
            <text:p>274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9:25</text:p>
          </table:table-cell>
          <table:table-cell office:value-type="float" office:value="0.013221" calcext:value-type="float">
            <text:p>0.013221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2784" calcext:value-type="float">
            <text:p>278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9:26</text:p>
          </table:table-cell>
          <table:table-cell office:value-type="float" office:value="0.010673" calcext:value-type="float">
            <text:p>0.010673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" calcext:value-type="float">
            <text:p>0</text:p>
          </table:table-cell>
          <table:table-cell office:value-type="float" office:value="3562" calcext:value-type="float">
            <text:p>356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9:27</text:p>
          </table:table-cell>
          <table:table-cell office:value-type="float" office:value="0.012378" calcext:value-type="float">
            <text:p>0.012378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" calcext:value-type="float">
            <text:p>0</text:p>
          </table:table-cell>
          <table:table-cell office:value-type="float" office:value="3368" calcext:value-type="float">
            <text:p>336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9:28</text:p>
          </table:table-cell>
          <table:table-cell office:value-type="float" office:value="0.017657" calcext:value-type="float">
            <text:p>0.017657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" calcext:value-type="float">
            <text:p>0</text:p>
          </table:table-cell>
          <table:table-cell office:value-type="float" office:value="3554" calcext:value-type="float">
            <text:p>355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9:29</text:p>
          </table:table-cell>
          <table:table-cell office:value-type="float" office:value="0.014619" calcext:value-type="float">
            <text:p>0.014619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3463" calcext:value-type="float">
            <text:p>346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39:30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1T11:43:59.020735128</dc:date>
    <meta:editing-duration>PT1M58S</meta:editing-duration>
    <meta:editing-cycles>1</meta:editing-cycles>
    <meta:document-statistic meta:table-count="1" meta:cell-count="714" meta:object-count="4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337cm" style:legend-expansion="high" chart:style-name="ch2"/>
        <chart:plot-area chart:style-name="ch3" table:cell-range-address="test263.C1:test263.G102" chart:data-source-has-labels="row" svg:x="0.32cm" svg:y="0.18cm" svg:width="12.726cm" svg:height="8.64cm">
          <chartooo:coordinate-region svg:x="1.312cm" svg:y="0.301cm" svg:width="11.671cm" svg:height="7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63.C2:test263.C102" chart:label-cell-address="test263.C1:test263.C1" chart:class="chart:bar">
            <chart:data-point chart:repeated="101"/>
          </chart:series>
          <chart:series chart:style-name="ch8" chart:values-cell-range-address="test263.D2:test263.D102" chart:label-cell-address="test263.D1:test263.D1" chart:class="chart:bar">
            <chart:data-point chart:repeated="101"/>
          </chart:series>
          <chart:series chart:style-name="ch9" chart:values-cell-range-address="test263.E2:test263.E102" chart:label-cell-address="test263.E1:test263.E1" chart:class="chart:bar">
            <chart:data-point chart:repeated="101"/>
          </chart:series>
          <chart:series chart:style-name="ch10" chart:values-cell-range-address="test263.F2:test263.F102" chart:label-cell-address="test263.F1:test263.F1" chart:class="chart:bar">
            <chart:data-point chart:repeated="101"/>
          </chart:series>
          <chart:series chart:style-name="ch11" chart:values-cell-range-address="test263.G2:test263.G102" chart:label-cell-address="test263.G1:test263.G1" chart:class="chart:bar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63.C1:test263.C1</svg:desc>
                </draw:g>
              </table:table-cell>
              <table:table-cell office:value-type="string">
                <text:p>xfertime</text:p>
                <draw:g>
                  <svg:desc>test263.D1:test263.D1</svg:desc>
                </draw:g>
              </table:table-cell>
              <table:table-cell office:value-type="string">
                <text:p>thinktime</text:p>
                <draw:g>
                  <svg:desc>test263.E1:test263.E1</svg:desc>
                </draw:g>
              </table:table-cell>
              <table:table-cell office:value-type="string">
                <text:p>bytes</text:p>
                <draw:g>
                  <svg:desc>test263.F1:test263.F1</svg:desc>
                </draw:g>
              </table:table-cell>
              <table:table-cell office:value-type="string">
                <text:p>transactions</text:p>
                <draw:g>
                  <svg:desc>test263.G1:test263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164">
                <text:p>0.004164</text:p>
                <draw:g>
                  <svg:desc>test263.C2:test263.C102</svg:desc>
                </draw:g>
              </table:table-cell>
              <table:table-cell office:value-type="float" office:value="0.000106">
                <text:p>0.000106</text:p>
                <draw:g>
                  <svg:desc>test263.D2:test263.D102</svg:desc>
                </draw:g>
              </table:table-cell>
              <table:table-cell office:value-type="float" office:value="0">
                <text:p>0</text:p>
                <draw:g>
                  <svg:desc>test263.E2:test263.E102</svg:desc>
                </draw:g>
              </table:table-cell>
              <table:table-cell office:value-type="float" office:value="3860">
                <text:p>3860</text:p>
                <draw:g>
                  <svg:desc>test263.F2:test263.F102</svg:desc>
                </draw:g>
              </table:table-cell>
              <table:table-cell office:value-type="float" office:value="74">
                <text:p>74</text:p>
                <draw:g>
                  <svg:desc>test263.G2:test263.G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391">
                <text:p>0.001391</text:p>
              </table:table-cell>
              <table:table-cell office:value-type="float" office:value="0.00011">
                <text:p>0.00011</text:p>
              </table:table-cell>
              <table:table-cell office:value-type="float" office:value="0">
                <text:p>0</text:p>
              </table:table-cell>
              <table:table-cell office:value-type="float" office:value="2461">
                <text:p>246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457">
                <text:p>0.001457</text:p>
              </table:table-cell>
              <table:table-cell office:value-type="float" office:value="0.000132">
                <text:p>0.000132</text:p>
              </table:table-cell>
              <table:table-cell office:value-type="float" office:value="0">
                <text:p>0</text:p>
              </table:table-cell>
              <table:table-cell office:value-type="float" office:value="2998">
                <text:p>299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622">
                <text:p>0.001622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3260">
                <text:p>326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294">
                <text:p>0.001294</text:p>
              </table:table-cell>
              <table:table-cell office:value-type="float" office:value="0.000132">
                <text:p>0.000132</text:p>
              </table:table-cell>
              <table:table-cell office:value-type="float" office:value="0">
                <text:p>0</text:p>
              </table:table-cell>
              <table:table-cell office:value-type="float" office:value="2814">
                <text:p>281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449">
                <text:p>0.001449</text:p>
              </table:table-cell>
              <table:table-cell office:value-type="float" office:value="0.000146">
                <text:p>0.000146</text:p>
              </table:table-cell>
              <table:table-cell office:value-type="float" office:value="0">
                <text:p>0</text:p>
              </table:table-cell>
              <table:table-cell office:value-type="float" office:value="2820">
                <text:p>28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826">
                <text:p>0.001826</text:p>
              </table:table-cell>
              <table:table-cell office:value-type="float" office:value="0.000132">
                <text:p>0.000132</text:p>
              </table:table-cell>
              <table:table-cell office:value-type="float" office:value="0">
                <text:p>0</text:p>
              </table:table-cell>
              <table:table-cell office:value-type="float" office:value="2861">
                <text:p>286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186">
                <text:p>0.001186</text:p>
              </table:table-cell>
              <table:table-cell office:value-type="float" office:value="0.000129">
                <text:p>0.000129</text:p>
              </table:table-cell>
              <table:table-cell office:value-type="float" office:value="0">
                <text:p>0</text:p>
              </table:table-cell>
              <table:table-cell office:value-type="float" office:value="2961">
                <text:p>296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222">
                <text:p>0.001222</text:p>
              </table:table-cell>
              <table:table-cell office:value-type="float" office:value="0.000121">
                <text:p>0.000121</text:p>
              </table:table-cell>
              <table:table-cell office:value-type="float" office:value="0">
                <text:p>0</text:p>
              </table:table-cell>
              <table:table-cell office:value-type="float" office:value="3518">
                <text:p>351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289">
                <text:p>0.001289</text:p>
              </table:table-cell>
              <table:table-cell office:value-type="float" office:value="0.000137">
                <text:p>0.000137</text:p>
              </table:table-cell>
              <table:table-cell office:value-type="float" office:value="0">
                <text:p>0</text:p>
              </table:table-cell>
              <table:table-cell office:value-type="float" office:value="3002">
                <text:p>300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201">
                <text:p>0.001201</text:p>
              </table:table-cell>
              <table:table-cell office:value-type="float" office:value="0.000099">
                <text:p>0.000099</text:p>
              </table:table-cell>
              <table:table-cell office:value-type="float" office:value="0">
                <text:p>0</text:p>
              </table:table-cell>
              <table:table-cell office:value-type="float" office:value="3220">
                <text:p>32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539">
                <text:p>0.001539</text:p>
              </table:table-cell>
              <table:table-cell office:value-type="float" office:value="0.000112">
                <text:p>0.000112</text:p>
              </table:table-cell>
              <table:table-cell office:value-type="float" office:value="0">
                <text:p>0</text:p>
              </table:table-cell>
              <table:table-cell office:value-type="float" office:value="3550">
                <text:p>35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178">
                <text:p>0.001178</text:p>
              </table:table-cell>
              <table:table-cell office:value-type="float" office:value="0.000128">
                <text:p>0.000128</text:p>
              </table:table-cell>
              <table:table-cell office:value-type="float" office:value="0">
                <text:p>0</text:p>
              </table:table-cell>
              <table:table-cell office:value-type="float" office:value="3584">
                <text:p>358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701">
                <text:p>0.001701</text:p>
              </table:table-cell>
              <table:table-cell office:value-type="float" office:value="0.000151">
                <text:p>0.000151</text:p>
              </table:table-cell>
              <table:table-cell office:value-type="float" office:value="0">
                <text:p>0</text:p>
              </table:table-cell>
              <table:table-cell office:value-type="float" office:value="2695">
                <text:p>269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625">
                <text:p>0.001625</text:p>
              </table:table-cell>
              <table:table-cell office:value-type="float" office:value="0.000134">
                <text:p>0.000134</text:p>
              </table:table-cell>
              <table:table-cell office:value-type="float" office:value="0">
                <text:p>0</text:p>
              </table:table-cell>
              <table:table-cell office:value-type="float" office:value="3825">
                <text:p>382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319">
                <text:p>0.001319</text:p>
              </table:table-cell>
              <table:table-cell office:value-type="float" office:value="0.000139">
                <text:p>0.000139</text:p>
              </table:table-cell>
              <table:table-cell office:value-type="float" office:value="0">
                <text:p>0</text:p>
              </table:table-cell>
              <table:table-cell office:value-type="float" office:value="3057">
                <text:p>305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274">
                <text:p>0.001274</text:p>
              </table:table-cell>
              <table:table-cell office:value-type="float" office:value="0.000129">
                <text:p>0.000129</text:p>
              </table:table-cell>
              <table:table-cell office:value-type="float" office:value="0">
                <text:p>0</text:p>
              </table:table-cell>
              <table:table-cell office:value-type="float" office:value="3626">
                <text:p>362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29">
                <text:p>0.00129</text:p>
              </table:table-cell>
              <table:table-cell office:value-type="float" office:value="0.000139">
                <text:p>0.000139</text:p>
              </table:table-cell>
              <table:table-cell office:value-type="float" office:value="0">
                <text:p>0</text:p>
              </table:table-cell>
              <table:table-cell office:value-type="float" office:value="2660">
                <text:p>266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679">
                <text:p>0.001679</text:p>
              </table:table-cell>
              <table:table-cell office:value-type="float" office:value="0.000162">
                <text:p>0.000162</text:p>
              </table:table-cell>
              <table:table-cell office:value-type="float" office:value="0">
                <text:p>0</text:p>
              </table:table-cell>
              <table:table-cell office:value-type="float" office:value="3522">
                <text:p>352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718">
                <text:p>0.001718</text:p>
              </table:table-cell>
              <table:table-cell office:value-type="float" office:value="0.000145">
                <text:p>0.000145</text:p>
              </table:table-cell>
              <table:table-cell office:value-type="float" office:value="0">
                <text:p>0</text:p>
              </table:table-cell>
              <table:table-cell office:value-type="float" office:value="3482">
                <text:p>348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676">
                <text:p>0.001676</text:p>
              </table:table-cell>
              <table:table-cell office:value-type="float" office:value="0.000093">
                <text:p>0.000093</text:p>
              </table:table-cell>
              <table:table-cell office:value-type="float" office:value="0">
                <text:p>0</text:p>
              </table:table-cell>
              <table:table-cell office:value-type="float" office:value="3112">
                <text:p>31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278">
                <text:p>0.001278</text:p>
              </table:table-cell>
              <table:table-cell office:value-type="float" office:value="0.000109">
                <text:p>0.000109</text:p>
              </table:table-cell>
              <table:table-cell office:value-type="float" office:value="0">
                <text:p>0</text:p>
              </table:table-cell>
              <table:table-cell office:value-type="float" office:value="3047">
                <text:p>304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461">
                <text:p>0.001461</text:p>
              </table:table-cell>
              <table:table-cell office:value-type="float" office:value="0.000136">
                <text:p>0.000136</text:p>
              </table:table-cell>
              <table:table-cell office:value-type="float" office:value="0">
                <text:p>0</text:p>
              </table:table-cell>
              <table:table-cell office:value-type="float" office:value="3324">
                <text:p>332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178">
                <text:p>0.001178</text:p>
              </table:table-cell>
              <table:table-cell office:value-type="float" office:value="0.000131">
                <text:p>0.000131</text:p>
              </table:table-cell>
              <table:table-cell office:value-type="float" office:value="0">
                <text:p>0</text:p>
              </table:table-cell>
              <table:table-cell office:value-type="float" office:value="3237">
                <text:p>323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151">
                <text:p>0.001151</text:p>
              </table:table-cell>
              <table:table-cell office:value-type="float" office:value="0.000139">
                <text:p>0.000139</text:p>
              </table:table-cell>
              <table:table-cell office:value-type="float" office:value="0">
                <text:p>0</text:p>
              </table:table-cell>
              <table:table-cell office:value-type="float" office:value="3139">
                <text:p>313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287">
                <text:p>0.001287</text:p>
              </table:table-cell>
              <table:table-cell office:value-type="float" office:value="0.000146">
                <text:p>0.000146</text:p>
              </table:table-cell>
              <table:table-cell office:value-type="float" office:value="0">
                <text:p>0</text:p>
              </table:table-cell>
              <table:table-cell office:value-type="float" office:value="2828">
                <text:p>282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463">
                <text:p>0.001463</text:p>
              </table:table-cell>
              <table:table-cell office:value-type="float" office:value="0.000131">
                <text:p>0.000131</text:p>
              </table:table-cell>
              <table:table-cell office:value-type="float" office:value="0">
                <text:p>0</text:p>
              </table:table-cell>
              <table:table-cell office:value-type="float" office:value="2813">
                <text:p>281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172">
                <text:p>0.001172</text:p>
              </table:table-cell>
              <table:table-cell office:value-type="float" office:value="0.000124">
                <text:p>0.000124</text:p>
              </table:table-cell>
              <table:table-cell office:value-type="float" office:value="0">
                <text:p>0</text:p>
              </table:table-cell>
              <table:table-cell office:value-type="float" office:value="3340">
                <text:p>33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368">
                <text:p>0.001368</text:p>
              </table:table-cell>
              <table:table-cell office:value-type="float" office:value="0.000151">
                <text:p>0.000151</text:p>
              </table:table-cell>
              <table:table-cell office:value-type="float" office:value="0">
                <text:p>0</text:p>
              </table:table-cell>
              <table:table-cell office:value-type="float" office:value="3105">
                <text:p>310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3229">
                <text:p>0.003229</text:p>
              </table:table-cell>
              <table:table-cell office:value-type="float" office:value="0.000133">
                <text:p>0.000133</text:p>
              </table:table-cell>
              <table:table-cell office:value-type="float" office:value="0">
                <text:p>0</text:p>
              </table:table-cell>
              <table:table-cell office:value-type="float" office:value="3223">
                <text:p>322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252">
                <text:p>0.001252</text:p>
              </table:table-cell>
              <table:table-cell office:value-type="float" office:value="0.000097">
                <text:p>0.000097</text:p>
              </table:table-cell>
              <table:table-cell office:value-type="float" office:value="0">
                <text:p>0</text:p>
              </table:table-cell>
              <table:table-cell office:value-type="float" office:value="3020">
                <text:p>30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417">
                <text:p>0.001417</text:p>
              </table:table-cell>
              <table:table-cell office:value-type="float" office:value="0.000113">
                <text:p>0.000113</text:p>
              </table:table-cell>
              <table:table-cell office:value-type="float" office:value="0">
                <text:p>0</text:p>
              </table:table-cell>
              <table:table-cell office:value-type="float" office:value="2882">
                <text:p>288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189">
                <text:p>0.001189</text:p>
              </table:table-cell>
              <table:table-cell office:value-type="float" office:value="0.000123">
                <text:p>0.000123</text:p>
              </table:table-cell>
              <table:table-cell office:value-type="float" office:value="0">
                <text:p>0</text:p>
              </table:table-cell>
              <table:table-cell office:value-type="float" office:value="3562">
                <text:p>356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147">
                <text:p>0.001147</text:p>
              </table:table-cell>
              <table:table-cell office:value-type="float" office:value="0.00014">
                <text:p>0.00014</text:p>
              </table:table-cell>
              <table:table-cell office:value-type="float" office:value="0">
                <text:p>0</text:p>
              </table:table-cell>
              <table:table-cell office:value-type="float" office:value="2546">
                <text:p>254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341">
                <text:p>0.001341</text:p>
              </table:table-cell>
              <table:table-cell office:value-type="float" office:value="0.000158">
                <text:p>0.000158</text:p>
              </table:table-cell>
              <table:table-cell office:value-type="float" office:value="0">
                <text:p>0</text:p>
              </table:table-cell>
              <table:table-cell office:value-type="float" office:value="2844">
                <text:p>284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592">
                <text:p>0.001592</text:p>
              </table:table-cell>
              <table:table-cell office:value-type="float" office:value="0.000137">
                <text:p>0.000137</text:p>
              </table:table-cell>
              <table:table-cell office:value-type="float" office:value="0">
                <text:p>0</text:p>
              </table:table-cell>
              <table:table-cell office:value-type="float" office:value="3566">
                <text:p>356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379">
                <text:p>0.001379</text:p>
              </table:table-cell>
              <table:table-cell office:value-type="float" office:value="0.000145">
                <text:p>0.000145</text:p>
              </table:table-cell>
              <table:table-cell office:value-type="float" office:value="0">
                <text:p>0</text:p>
              </table:table-cell>
              <table:table-cell office:value-type="float" office:value="3550">
                <text:p>35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366">
                <text:p>0.001366</text:p>
              </table:table-cell>
              <table:table-cell office:value-type="float" office:value="0.000137">
                <text:p>0.000137</text:p>
              </table:table-cell>
              <table:table-cell office:value-type="float" office:value="0">
                <text:p>0</text:p>
              </table:table-cell>
              <table:table-cell office:value-type="float" office:value="3003">
                <text:p>300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197">
                <text:p>0.001197</text:p>
              </table:table-cell>
              <table:table-cell office:value-type="float" office:value="0.000132">
                <text:p>0.000132</text:p>
              </table:table-cell>
              <table:table-cell office:value-type="float" office:value="0">
                <text:p>0</text:p>
              </table:table-cell>
              <table:table-cell office:value-type="float" office:value="3391">
                <text:p>339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1124">
                <text:p>0.001124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2604">
                <text:p>260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042">
                <text:p>0.001042</text:p>
              </table:table-cell>
              <table:table-cell office:value-type="float" office:value="0.000099">
                <text:p>0.000099</text:p>
              </table:table-cell>
              <table:table-cell office:value-type="float" office:value="0">
                <text:p>0</text:p>
              </table:table-cell>
              <table:table-cell office:value-type="float" office:value="2985">
                <text:p>298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408">
                <text:p>0.001408</text:p>
              </table:table-cell>
              <table:table-cell office:value-type="float" office:value="0.000128">
                <text:p>0.000128</text:p>
              </table:table-cell>
              <table:table-cell office:value-type="float" office:value="0">
                <text:p>0</text:p>
              </table:table-cell>
              <table:table-cell office:value-type="float" office:value="3381">
                <text:p>338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153">
                <text:p>0.001153</text:p>
              </table:table-cell>
              <table:table-cell office:value-type="float" office:value="0.000153">
                <text:p>0.000153</text:p>
              </table:table-cell>
              <table:table-cell office:value-type="float" office:value="0">
                <text:p>0</text:p>
              </table:table-cell>
              <table:table-cell office:value-type="float" office:value="3065">
                <text:p>306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1274">
                <text:p>0.001274</text:p>
              </table:table-cell>
              <table:table-cell office:value-type="float" office:value="0.000148">
                <text:p>0.000148</text:p>
              </table:table-cell>
              <table:table-cell office:value-type="float" office:value="0">
                <text:p>0</text:p>
              </table:table-cell>
              <table:table-cell office:value-type="float" office:value="3026">
                <text:p>302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606">
                <text:p>0.001606</text:p>
              </table:table-cell>
              <table:table-cell office:value-type="float" office:value="0.000137">
                <text:p>0.000137</text:p>
              </table:table-cell>
              <table:table-cell office:value-type="float" office:value="0">
                <text:p>0</text:p>
              </table:table-cell>
              <table:table-cell office:value-type="float" office:value="3455">
                <text:p>345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186">
                <text:p>0.001186</text:p>
              </table:table-cell>
              <table:table-cell office:value-type="float" office:value="0.000146">
                <text:p>0.000146</text:p>
              </table:table-cell>
              <table:table-cell office:value-type="float" office:value="0">
                <text:p>0</text:p>
              </table:table-cell>
              <table:table-cell office:value-type="float" office:value="3188">
                <text:p>318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357">
                <text:p>0.001357</text:p>
              </table:table-cell>
              <table:table-cell office:value-type="float" office:value="0.000159">
                <text:p>0.000159</text:p>
              </table:table-cell>
              <table:table-cell office:value-type="float" office:value="0">
                <text:p>0</text:p>
              </table:table-cell>
              <table:table-cell office:value-type="float" office:value="2961">
                <text:p>296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539">
                <text:p>0.001539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2990">
                <text:p>299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22">
                <text:p>0.00122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3053">
                <text:p>305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514">
                <text:p>0.001514</text:p>
              </table:table-cell>
              <table:table-cell office:value-type="float" office:value="0.000131">
                <text:p>0.000131</text:p>
              </table:table-cell>
              <table:table-cell office:value-type="float" office:value="0">
                <text:p>0</text:p>
              </table:table-cell>
              <table:table-cell office:value-type="float" office:value="3518">
                <text:p>351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067">
                <text:p>0.001067</text:p>
              </table:table-cell>
              <table:table-cell office:value-type="float" office:value="0.000107">
                <text:p>0.000107</text:p>
              </table:table-cell>
              <table:table-cell office:value-type="float" office:value="0">
                <text:p>0</text:p>
              </table:table-cell>
              <table:table-cell office:value-type="float" office:value="3417">
                <text:p>341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132">
                <text:p>0.001132</text:p>
              </table:table-cell>
              <table:table-cell office:value-type="float" office:value="0.000111">
                <text:p>0.000111</text:p>
              </table:table-cell>
              <table:table-cell office:value-type="float" office:value="0">
                <text:p>0</text:p>
              </table:table-cell>
              <table:table-cell office:value-type="float" office:value="3650">
                <text:p>36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301">
                <text:p>0.001301</text:p>
              </table:table-cell>
              <table:table-cell office:value-type="float" office:value="0.00015">
                <text:p>0.00015</text:p>
              </table:table-cell>
              <table:table-cell office:value-type="float" office:value="0">
                <text:p>0</text:p>
              </table:table-cell>
              <table:table-cell office:value-type="float" office:value="2550">
                <text:p>25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614">
                <text:p>0.001614</text:p>
              </table:table-cell>
              <table:table-cell office:value-type="float" office:value="0.00013">
                <text:p>0.00013</text:p>
              </table:table-cell>
              <table:table-cell office:value-type="float" office:value="0">
                <text:p>0</text:p>
              </table:table-cell>
              <table:table-cell office:value-type="float" office:value="3185">
                <text:p>318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471">
                <text:p>0.001471</text:p>
              </table:table-cell>
              <table:table-cell office:value-type="float" office:value="0.000139">
                <text:p>0.000139</text:p>
              </table:table-cell>
              <table:table-cell office:value-type="float" office:value="0">
                <text:p>0</text:p>
              </table:table-cell>
              <table:table-cell office:value-type="float" office:value="3637">
                <text:p>363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642">
                <text:p>0.001642</text:p>
              </table:table-cell>
              <table:table-cell office:value-type="float" office:value="0.000148">
                <text:p>0.000148</text:p>
              </table:table-cell>
              <table:table-cell office:value-type="float" office:value="0">
                <text:p>0</text:p>
              </table:table-cell>
              <table:table-cell office:value-type="float" office:value="3021">
                <text:p>302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494">
                <text:p>0.001494</text:p>
              </table:table-cell>
              <table:table-cell office:value-type="float" office:value="0.000138">
                <text:p>0.000138</text:p>
              </table:table-cell>
              <table:table-cell office:value-type="float" office:value="0">
                <text:p>0</text:p>
              </table:table-cell>
              <table:table-cell office:value-type="float" office:value="2880">
                <text:p>288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1346">
                <text:p>0.001346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2787">
                <text:p>278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175">
                <text:p>0.001175</text:p>
              </table:table-cell>
              <table:table-cell office:value-type="float" office:value="0.000146">
                <text:p>0.000146</text:p>
              </table:table-cell>
              <table:table-cell office:value-type="float" office:value="0">
                <text:p>0</text:p>
              </table:table-cell>
              <table:table-cell office:value-type="float" office:value="2655">
                <text:p>265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449">
                <text:p>0.001449</text:p>
              </table:table-cell>
              <table:table-cell office:value-type="float" office:value="0.000158">
                <text:p>0.000158</text:p>
              </table:table-cell>
              <table:table-cell office:value-type="float" office:value="0">
                <text:p>0</text:p>
              </table:table-cell>
              <table:table-cell office:value-type="float" office:value="3292">
                <text:p>329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375">
                <text:p>0.001375</text:p>
              </table:table-cell>
              <table:table-cell office:value-type="float" office:value="0.000119">
                <text:p>0.000119</text:p>
              </table:table-cell>
              <table:table-cell office:value-type="float" office:value="0">
                <text:p>0</text:p>
              </table:table-cell>
              <table:table-cell office:value-type="float" office:value="3009">
                <text:p>300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453">
                <text:p>0.001453</text:p>
              </table:table-cell>
              <table:table-cell office:value-type="float" office:value="0.00013">
                <text:p>0.00013</text:p>
              </table:table-cell>
              <table:table-cell office:value-type="float" office:value="0">
                <text:p>0</text:p>
              </table:table-cell>
              <table:table-cell office:value-type="float" office:value="3009">
                <text:p>300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613">
                <text:p>0.001613</text:p>
              </table:table-cell>
              <table:table-cell office:value-type="float" office:value="0.000141">
                <text:p>0.000141</text:p>
              </table:table-cell>
              <table:table-cell office:value-type="float" office:value="0">
                <text:p>0</text:p>
              </table:table-cell>
              <table:table-cell office:value-type="float" office:value="3392">
                <text:p>339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201">
                <text:p>0.001201</text:p>
              </table:table-cell>
              <table:table-cell office:value-type="float" office:value="0.000151">
                <text:p>0.000151</text:p>
              </table:table-cell>
              <table:table-cell office:value-type="float" office:value="0">
                <text:p>0</text:p>
              </table:table-cell>
              <table:table-cell office:value-type="float" office:value="3193">
                <text:p>319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817">
                <text:p>0.001817</text:p>
              </table:table-cell>
              <table:table-cell office:value-type="float" office:value="0.000143">
                <text:p>0.000143</text:p>
              </table:table-cell>
              <table:table-cell office:value-type="float" office:value="0">
                <text:p>0</text:p>
              </table:table-cell>
              <table:table-cell office:value-type="float" office:value="4208">
                <text:p>420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295">
                <text:p>0.001295</text:p>
              </table:table-cell>
              <table:table-cell office:value-type="float" office:value="0.000134">
                <text:p>0.000134</text:p>
              </table:table-cell>
              <table:table-cell office:value-type="float" office:value="0">
                <text:p>0</text:p>
              </table:table-cell>
              <table:table-cell office:value-type="float" office:value="2534">
                <text:p>253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439">
                <text:p>0.001439</text:p>
              </table:table-cell>
              <table:table-cell office:value-type="float" office:value="0.000157">
                <text:p>0.000157</text:p>
              </table:table-cell>
              <table:table-cell office:value-type="float" office:value="0">
                <text:p>0</text:p>
              </table:table-cell>
              <table:table-cell office:value-type="float" office:value="2864">
                <text:p>286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1157">
                <text:p>0.011157</text:p>
              </table:table-cell>
              <table:table-cell office:value-type="float" office:value="0.00013">
                <text:p>0.00013</text:p>
              </table:table-cell>
              <table:table-cell office:value-type="float" office:value="0">
                <text:p>0</text:p>
              </table:table-cell>
              <table:table-cell office:value-type="float" office:value="3333">
                <text:p>333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6089">
                <text:p>0.036089</text:p>
              </table:table-cell>
              <table:table-cell office:value-type="float" office:value="0.000134">
                <text:p>0.000134</text:p>
              </table:table-cell>
              <table:table-cell office:value-type="float" office:value="0">
                <text:p>0</text:p>
              </table:table-cell>
              <table:table-cell office:value-type="float" office:value="3179">
                <text:p>317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5118">
                <text:p>0.015118</text:p>
              </table:table-cell>
              <table:table-cell office:value-type="float" office:value="0.000146">
                <text:p>0.000146</text:p>
              </table:table-cell>
              <table:table-cell office:value-type="float" office:value="0">
                <text:p>0</text:p>
              </table:table-cell>
              <table:table-cell office:value-type="float" office:value="3124">
                <text:p>312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2122">
                <text:p>0.012122</text:p>
              </table:table-cell>
              <table:table-cell office:value-type="float" office:value="0.000097">
                <text:p>0.000097</text:p>
              </table:table-cell>
              <table:table-cell office:value-type="float" office:value="0">
                <text:p>0</text:p>
              </table:table-cell>
              <table:table-cell office:value-type="float" office:value="3368">
                <text:p>336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7023">
                <text:p>0.027023</text:p>
              </table:table-cell>
              <table:table-cell office:value-type="float" office:value="0.000124">
                <text:p>0.000124</text:p>
              </table:table-cell>
              <table:table-cell office:value-type="float" office:value="0">
                <text:p>0</text:p>
              </table:table-cell>
              <table:table-cell office:value-type="float" office:value="2851">
                <text:p>285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9264">
                <text:p>0.019264</text:p>
              </table:table-cell>
              <table:table-cell office:value-type="float" office:value="0.000128">
                <text:p>0.000128</text:p>
              </table:table-cell>
              <table:table-cell office:value-type="float" office:value="0">
                <text:p>0</text:p>
              </table:table-cell>
              <table:table-cell office:value-type="float" office:value="3286">
                <text:p>328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121">
                <text:p>0.01121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3477">
                <text:p>347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1722">
                <text:p>0.011722</text:p>
              </table:table-cell>
              <table:table-cell office:value-type="float" office:value="0.000146">
                <text:p>0.000146</text:p>
              </table:table-cell>
              <table:table-cell office:value-type="float" office:value="0">
                <text:p>0</text:p>
              </table:table-cell>
              <table:table-cell office:value-type="float" office:value="3030">
                <text:p>30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3253">
                <text:p>0.013253</text:p>
              </table:table-cell>
              <table:table-cell office:value-type="float" office:value="0.000173">
                <text:p>0.000173</text:p>
              </table:table-cell>
              <table:table-cell office:value-type="float" office:value="0">
                <text:p>0</text:p>
              </table:table-cell>
              <table:table-cell office:value-type="float" office:value="2461">
                <text:p>246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8109">
                <text:p>0.018109</text:p>
              </table:table-cell>
              <table:table-cell office:value-type="float" office:value="0.00017">
                <text:p>0.00017</text:p>
              </table:table-cell>
              <table:table-cell office:value-type="float" office:value="0">
                <text:p>0</text:p>
              </table:table-cell>
              <table:table-cell office:value-type="float" office:value="3304">
                <text:p>330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8071">
                <text:p>0.028071</text:p>
              </table:table-cell>
              <table:table-cell office:value-type="float" office:value="0.000159">
                <text:p>0.000159</text:p>
              </table:table-cell>
              <table:table-cell office:value-type="float" office:value="0">
                <text:p>0</text:p>
              </table:table-cell>
              <table:table-cell office:value-type="float" office:value="2701">
                <text:p>270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6961">
                <text:p>0.056961</text:p>
              </table:table-cell>
              <table:table-cell office:value-type="float" office:value="0.000136">
                <text:p>0.000136</text:p>
              </table:table-cell>
              <table:table-cell office:value-type="float" office:value="0">
                <text:p>0</text:p>
              </table:table-cell>
              <table:table-cell office:value-type="float" office:value="3110">
                <text:p>31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1263">
                <text:p>0.011263</text:p>
              </table:table-cell>
              <table:table-cell office:value-type="float" office:value="0.000143">
                <text:p>0.000143</text:p>
              </table:table-cell>
              <table:table-cell office:value-type="float" office:value="0">
                <text:p>0</text:p>
              </table:table-cell>
              <table:table-cell office:value-type="float" office:value="2247">
                <text:p>224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0488">
                <text:p>0.010488</text:p>
              </table:table-cell>
              <table:table-cell office:value-type="float" office:value="0.000095">
                <text:p>0.000095</text:p>
              </table:table-cell>
              <table:table-cell office:value-type="float" office:value="0">
                <text:p>0</text:p>
              </table:table-cell>
              <table:table-cell office:value-type="float" office:value="2548">
                <text:p>254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1222">
                <text:p>0.011222</text:p>
              </table:table-cell>
              <table:table-cell office:value-type="float" office:value="0.000123">
                <text:p>0.000123</text:p>
              </table:table-cell>
              <table:table-cell office:value-type="float" office:value="0">
                <text:p>0</text:p>
              </table:table-cell>
              <table:table-cell office:value-type="float" office:value="2928">
                <text:p>292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1508">
                <text:p>0.011508</text:p>
              </table:table-cell>
              <table:table-cell office:value-type="float" office:value="0.000151">
                <text:p>0.000151</text:p>
              </table:table-cell>
              <table:table-cell office:value-type="float" office:value="0">
                <text:p>0</text:p>
              </table:table-cell>
              <table:table-cell office:value-type="float" office:value="3309">
                <text:p>330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3034">
                <text:p>0.013034</text:p>
              </table:table-cell>
              <table:table-cell office:value-type="float" office:value="0.000158">
                <text:p>0.000158</text:p>
              </table:table-cell>
              <table:table-cell office:value-type="float" office:value="0">
                <text:p>0</text:p>
              </table:table-cell>
              <table:table-cell office:value-type="float" office:value="3285">
                <text:p>328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6742">
                <text:p>0.016742</text:p>
              </table:table-cell>
              <table:table-cell office:value-type="float" office:value="0.000155">
                <text:p>0.000155</text:p>
              </table:table-cell>
              <table:table-cell office:value-type="float" office:value="0">
                <text:p>0</text:p>
              </table:table-cell>
              <table:table-cell office:value-type="float" office:value="3489">
                <text:p>348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5597">
                <text:p>0.015597</text:p>
              </table:table-cell>
              <table:table-cell office:value-type="float" office:value="0.000169">
                <text:p>0.000169</text:p>
              </table:table-cell>
              <table:table-cell office:value-type="float" office:value="0">
                <text:p>0</text:p>
              </table:table-cell>
              <table:table-cell office:value-type="float" office:value="3983">
                <text:p>398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3733">
                <text:p>0.013733</text:p>
              </table:table-cell>
              <table:table-cell office:value-type="float" office:value="0.000136">
                <text:p>0.000136</text:p>
              </table:table-cell>
              <table:table-cell office:value-type="float" office:value="0">
                <text:p>0</text:p>
              </table:table-cell>
              <table:table-cell office:value-type="float" office:value="3410">
                <text:p>34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2204">
                <text:p>0.012204</text:p>
              </table:table-cell>
              <table:table-cell office:value-type="float" office:value="0.000132">
                <text:p>0.000132</text:p>
              </table:table-cell>
              <table:table-cell office:value-type="float" office:value="0">
                <text:p>0</text:p>
              </table:table-cell>
              <table:table-cell office:value-type="float" office:value="3187">
                <text:p>318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4093">
                <text:p>0.014093</text:p>
              </table:table-cell>
              <table:table-cell office:value-type="float" office:value="0.000136">
                <text:p>0.000136</text:p>
              </table:table-cell>
              <table:table-cell office:value-type="float" office:value="0">
                <text:p>0</text:p>
              </table:table-cell>
              <table:table-cell office:value-type="float" office:value="3706">
                <text:p>370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4605">
                <text:p>0.014605</text:p>
              </table:table-cell>
              <table:table-cell office:value-type="float" office:value="0.000159">
                <text:p>0.000159</text:p>
              </table:table-cell>
              <table:table-cell office:value-type="float" office:value="0">
                <text:p>0</text:p>
              </table:table-cell>
              <table:table-cell office:value-type="float" office:value="3642">
                <text:p>364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901">
                <text:p>0.02901</text:p>
              </table:table-cell>
              <table:table-cell office:value-type="float" office:value="0.000106">
                <text:p>0.000106</text:p>
              </table:table-cell>
              <table:table-cell office:value-type="float" office:value="0">
                <text:p>0</text:p>
              </table:table-cell>
              <table:table-cell office:value-type="float" office:value="2893">
                <text:p>289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4076">
                <text:p>0.014076</text:p>
              </table:table-cell>
              <table:table-cell office:value-type="float" office:value="0.000109">
                <text:p>0.000109</text:p>
              </table:table-cell>
              <table:table-cell office:value-type="float" office:value="0">
                <text:p>0</text:p>
              </table:table-cell>
              <table:table-cell office:value-type="float" office:value="2943">
                <text:p>294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3739">
                <text:p>0.023739</text:p>
              </table:table-cell>
              <table:table-cell office:value-type="float" office:value="0.000157">
                <text:p>0.000157</text:p>
              </table:table-cell>
              <table:table-cell office:value-type="float" office:value="0">
                <text:p>0</text:p>
              </table:table-cell>
              <table:table-cell office:value-type="float" office:value="2932">
                <text:p>293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3683">
                <text:p>0.013683</text:p>
              </table:table-cell>
              <table:table-cell office:value-type="float" office:value="0.000245">
                <text:p>0.000245</text:p>
              </table:table-cell>
              <table:table-cell office:value-type="float" office:value="0">
                <text:p>0</text:p>
              </table:table-cell>
              <table:table-cell office:value-type="float" office:value="3102">
                <text:p>310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6855">
                <text:p>0.016855</text:p>
              </table:table-cell>
              <table:table-cell office:value-type="float" office:value="0.000148">
                <text:p>0.000148</text:p>
              </table:table-cell>
              <table:table-cell office:value-type="float" office:value="0">
                <text:p>0</text:p>
              </table:table-cell>
              <table:table-cell office:value-type="float" office:value="2741">
                <text:p>274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3221">
                <text:p>0.013221</text:p>
              </table:table-cell>
              <table:table-cell office:value-type="float" office:value="0.000135">
                <text:p>0.000135</text:p>
              </table:table-cell>
              <table:table-cell office:value-type="float" office:value="0">
                <text:p>0</text:p>
              </table:table-cell>
              <table:table-cell office:value-type="float" office:value="2784">
                <text:p>278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0673">
                <text:p>0.010673</text:p>
              </table:table-cell>
              <table:table-cell office:value-type="float" office:value="0.000166">
                <text:p>0.000166</text:p>
              </table:table-cell>
              <table:table-cell office:value-type="float" office:value="0">
                <text:p>0</text:p>
              </table:table-cell>
              <table:table-cell office:value-type="float" office:value="3562">
                <text:p>356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2378">
                <text:p>0.012378</text:p>
              </table:table-cell>
              <table:table-cell office:value-type="float" office:value="0.000177">
                <text:p>0.000177</text:p>
              </table:table-cell>
              <table:table-cell office:value-type="float" office:value="0">
                <text:p>0</text:p>
              </table:table-cell>
              <table:table-cell office:value-type="float" office:value="3368">
                <text:p>336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7657">
                <text:p>0.017657</text:p>
              </table:table-cell>
              <table:table-cell office:value-type="float" office:value="0.000162">
                <text:p>0.000162</text:p>
              </table:table-cell>
              <table:table-cell office:value-type="float" office:value="0">
                <text:p>0</text:p>
              </table:table-cell>
              <table:table-cell office:value-type="float" office:value="3554">
                <text:p>355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4619">
                <text:p>0.014619</text:p>
              </table:table-cell>
              <table:table-cell office:value-type="float" office:value="0.000146">
                <text:p>0.000146</text:p>
              </table:table-cell>
              <table:table-cell office:value-type="float" office:value="0">
                <text:p>0</text:p>
              </table:table-cell>
              <table:table-cell office:value-type="float" office:value="3463">
                <text:p>346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337cm" style:legend-expansion="high" chart:style-name="ch2"/>
        <chart:plot-area chart:style-name="ch3" table:cell-range-address="test263.C1:test263.G102" chart:data-source-has-labels="row" svg:x="0.32cm" svg:y="0.18cm" svg:width="12.726cm" svg:height="8.64cm">
          <chartooo:coordinate-region svg:x="1.312cm" svg:y="0.301cm" svg:width="11.671cm" svg:height="7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63.C2:test263.C102" chart:label-cell-address="test263.C1:test263.C1" chart:class="chart:bar">
            <chart:data-point chart:repeated="101"/>
          </chart:series>
          <chart:series chart:style-name="ch8" chart:values-cell-range-address="test263.D2:test263.D102" chart:label-cell-address="test263.D1:test263.D1" chart:class="chart:bar">
            <chart:data-point chart:repeated="101"/>
          </chart:series>
          <chart:series chart:style-name="ch9" chart:values-cell-range-address="test263.E2:test263.E102" chart:label-cell-address="test263.E1:test263.E1" chart:class="chart:bar">
            <chart:data-point chart:repeated="101"/>
          </chart:series>
          <chart:series chart:style-name="ch10" chart:values-cell-range-address="test263.F2:test263.F102" chart:label-cell-address="test263.F1:test263.F1" chart:class="chart:bar">
            <chart:data-point chart:repeated="101"/>
          </chart:series>
          <chart:series chart:style-name="ch11" chart:values-cell-range-address="test263.G2:test263.G102" chart:label-cell-address="test263.G1:test263.G1" chart:class="chart:bar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63.C1:test263.C1</svg:desc>
                </draw:g>
              </table:table-cell>
              <table:table-cell office:value-type="string">
                <text:p>xfertime</text:p>
                <draw:g>
                  <svg:desc>test263.D1:test263.D1</svg:desc>
                </draw:g>
              </table:table-cell>
              <table:table-cell office:value-type="string">
                <text:p>thinktime</text:p>
                <draw:g>
                  <svg:desc>test263.E1:test263.E1</svg:desc>
                </draw:g>
              </table:table-cell>
              <table:table-cell office:value-type="string">
                <text:p>bytes</text:p>
                <draw:g>
                  <svg:desc>test263.F1:test263.F1</svg:desc>
                </draw:g>
              </table:table-cell>
              <table:table-cell office:value-type="string">
                <text:p>transactions</text:p>
                <draw:g>
                  <svg:desc>test263.G1:test263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164">
                <text:p>0.004164</text:p>
                <draw:g>
                  <svg:desc>test263.C2:test263.C102</svg:desc>
                </draw:g>
              </table:table-cell>
              <table:table-cell office:value-type="float" office:value="0.000106">
                <text:p>0.000106</text:p>
                <draw:g>
                  <svg:desc>test263.D2:test263.D102</svg:desc>
                </draw:g>
              </table:table-cell>
              <table:table-cell office:value-type="float" office:value="0">
                <text:p>0</text:p>
                <draw:g>
                  <svg:desc>test263.E2:test263.E102</svg:desc>
                </draw:g>
              </table:table-cell>
              <table:table-cell office:value-type="float" office:value="3860">
                <text:p>3860</text:p>
                <draw:g>
                  <svg:desc>test263.F2:test263.F102</svg:desc>
                </draw:g>
              </table:table-cell>
              <table:table-cell office:value-type="float" office:value="74">
                <text:p>74</text:p>
                <draw:g>
                  <svg:desc>test263.G2:test263.G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391">
                <text:p>0.001391</text:p>
              </table:table-cell>
              <table:table-cell office:value-type="float" office:value="0.00011">
                <text:p>0.00011</text:p>
              </table:table-cell>
              <table:table-cell office:value-type="float" office:value="0">
                <text:p>0</text:p>
              </table:table-cell>
              <table:table-cell office:value-type="float" office:value="2461">
                <text:p>246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457">
                <text:p>0.001457</text:p>
              </table:table-cell>
              <table:table-cell office:value-type="float" office:value="0.000132">
                <text:p>0.000132</text:p>
              </table:table-cell>
              <table:table-cell office:value-type="float" office:value="0">
                <text:p>0</text:p>
              </table:table-cell>
              <table:table-cell office:value-type="float" office:value="2998">
                <text:p>299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622">
                <text:p>0.001622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3260">
                <text:p>326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294">
                <text:p>0.001294</text:p>
              </table:table-cell>
              <table:table-cell office:value-type="float" office:value="0.000132">
                <text:p>0.000132</text:p>
              </table:table-cell>
              <table:table-cell office:value-type="float" office:value="0">
                <text:p>0</text:p>
              </table:table-cell>
              <table:table-cell office:value-type="float" office:value="2814">
                <text:p>281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449">
                <text:p>0.001449</text:p>
              </table:table-cell>
              <table:table-cell office:value-type="float" office:value="0.000146">
                <text:p>0.000146</text:p>
              </table:table-cell>
              <table:table-cell office:value-type="float" office:value="0">
                <text:p>0</text:p>
              </table:table-cell>
              <table:table-cell office:value-type="float" office:value="2820">
                <text:p>28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826">
                <text:p>0.001826</text:p>
              </table:table-cell>
              <table:table-cell office:value-type="float" office:value="0.000132">
                <text:p>0.000132</text:p>
              </table:table-cell>
              <table:table-cell office:value-type="float" office:value="0">
                <text:p>0</text:p>
              </table:table-cell>
              <table:table-cell office:value-type="float" office:value="2861">
                <text:p>286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186">
                <text:p>0.001186</text:p>
              </table:table-cell>
              <table:table-cell office:value-type="float" office:value="0.000129">
                <text:p>0.000129</text:p>
              </table:table-cell>
              <table:table-cell office:value-type="float" office:value="0">
                <text:p>0</text:p>
              </table:table-cell>
              <table:table-cell office:value-type="float" office:value="2961">
                <text:p>296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222">
                <text:p>0.001222</text:p>
              </table:table-cell>
              <table:table-cell office:value-type="float" office:value="0.000121">
                <text:p>0.000121</text:p>
              </table:table-cell>
              <table:table-cell office:value-type="float" office:value="0">
                <text:p>0</text:p>
              </table:table-cell>
              <table:table-cell office:value-type="float" office:value="3518">
                <text:p>351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289">
                <text:p>0.001289</text:p>
              </table:table-cell>
              <table:table-cell office:value-type="float" office:value="0.000137">
                <text:p>0.000137</text:p>
              </table:table-cell>
              <table:table-cell office:value-type="float" office:value="0">
                <text:p>0</text:p>
              </table:table-cell>
              <table:table-cell office:value-type="float" office:value="3002">
                <text:p>300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201">
                <text:p>0.001201</text:p>
              </table:table-cell>
              <table:table-cell office:value-type="float" office:value="0.000099">
                <text:p>0.000099</text:p>
              </table:table-cell>
              <table:table-cell office:value-type="float" office:value="0">
                <text:p>0</text:p>
              </table:table-cell>
              <table:table-cell office:value-type="float" office:value="3220">
                <text:p>32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539">
                <text:p>0.001539</text:p>
              </table:table-cell>
              <table:table-cell office:value-type="float" office:value="0.000112">
                <text:p>0.000112</text:p>
              </table:table-cell>
              <table:table-cell office:value-type="float" office:value="0">
                <text:p>0</text:p>
              </table:table-cell>
              <table:table-cell office:value-type="float" office:value="3550">
                <text:p>35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178">
                <text:p>0.001178</text:p>
              </table:table-cell>
              <table:table-cell office:value-type="float" office:value="0.000128">
                <text:p>0.000128</text:p>
              </table:table-cell>
              <table:table-cell office:value-type="float" office:value="0">
                <text:p>0</text:p>
              </table:table-cell>
              <table:table-cell office:value-type="float" office:value="3584">
                <text:p>358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701">
                <text:p>0.001701</text:p>
              </table:table-cell>
              <table:table-cell office:value-type="float" office:value="0.000151">
                <text:p>0.000151</text:p>
              </table:table-cell>
              <table:table-cell office:value-type="float" office:value="0">
                <text:p>0</text:p>
              </table:table-cell>
              <table:table-cell office:value-type="float" office:value="2695">
                <text:p>269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625">
                <text:p>0.001625</text:p>
              </table:table-cell>
              <table:table-cell office:value-type="float" office:value="0.000134">
                <text:p>0.000134</text:p>
              </table:table-cell>
              <table:table-cell office:value-type="float" office:value="0">
                <text:p>0</text:p>
              </table:table-cell>
              <table:table-cell office:value-type="float" office:value="3825">
                <text:p>382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319">
                <text:p>0.001319</text:p>
              </table:table-cell>
              <table:table-cell office:value-type="float" office:value="0.000139">
                <text:p>0.000139</text:p>
              </table:table-cell>
              <table:table-cell office:value-type="float" office:value="0">
                <text:p>0</text:p>
              </table:table-cell>
              <table:table-cell office:value-type="float" office:value="3057">
                <text:p>305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274">
                <text:p>0.001274</text:p>
              </table:table-cell>
              <table:table-cell office:value-type="float" office:value="0.000129">
                <text:p>0.000129</text:p>
              </table:table-cell>
              <table:table-cell office:value-type="float" office:value="0">
                <text:p>0</text:p>
              </table:table-cell>
              <table:table-cell office:value-type="float" office:value="3626">
                <text:p>362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29">
                <text:p>0.00129</text:p>
              </table:table-cell>
              <table:table-cell office:value-type="float" office:value="0.000139">
                <text:p>0.000139</text:p>
              </table:table-cell>
              <table:table-cell office:value-type="float" office:value="0">
                <text:p>0</text:p>
              </table:table-cell>
              <table:table-cell office:value-type="float" office:value="2660">
                <text:p>266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679">
                <text:p>0.001679</text:p>
              </table:table-cell>
              <table:table-cell office:value-type="float" office:value="0.000162">
                <text:p>0.000162</text:p>
              </table:table-cell>
              <table:table-cell office:value-type="float" office:value="0">
                <text:p>0</text:p>
              </table:table-cell>
              <table:table-cell office:value-type="float" office:value="3522">
                <text:p>352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718">
                <text:p>0.001718</text:p>
              </table:table-cell>
              <table:table-cell office:value-type="float" office:value="0.000145">
                <text:p>0.000145</text:p>
              </table:table-cell>
              <table:table-cell office:value-type="float" office:value="0">
                <text:p>0</text:p>
              </table:table-cell>
              <table:table-cell office:value-type="float" office:value="3482">
                <text:p>348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676">
                <text:p>0.001676</text:p>
              </table:table-cell>
              <table:table-cell office:value-type="float" office:value="0.000093">
                <text:p>0.000093</text:p>
              </table:table-cell>
              <table:table-cell office:value-type="float" office:value="0">
                <text:p>0</text:p>
              </table:table-cell>
              <table:table-cell office:value-type="float" office:value="3112">
                <text:p>31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278">
                <text:p>0.001278</text:p>
              </table:table-cell>
              <table:table-cell office:value-type="float" office:value="0.000109">
                <text:p>0.000109</text:p>
              </table:table-cell>
              <table:table-cell office:value-type="float" office:value="0">
                <text:p>0</text:p>
              </table:table-cell>
              <table:table-cell office:value-type="float" office:value="3047">
                <text:p>304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461">
                <text:p>0.001461</text:p>
              </table:table-cell>
              <table:table-cell office:value-type="float" office:value="0.000136">
                <text:p>0.000136</text:p>
              </table:table-cell>
              <table:table-cell office:value-type="float" office:value="0">
                <text:p>0</text:p>
              </table:table-cell>
              <table:table-cell office:value-type="float" office:value="3324">
                <text:p>332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178">
                <text:p>0.001178</text:p>
              </table:table-cell>
              <table:table-cell office:value-type="float" office:value="0.000131">
                <text:p>0.000131</text:p>
              </table:table-cell>
              <table:table-cell office:value-type="float" office:value="0">
                <text:p>0</text:p>
              </table:table-cell>
              <table:table-cell office:value-type="float" office:value="3237">
                <text:p>323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151">
                <text:p>0.001151</text:p>
              </table:table-cell>
              <table:table-cell office:value-type="float" office:value="0.000139">
                <text:p>0.000139</text:p>
              </table:table-cell>
              <table:table-cell office:value-type="float" office:value="0">
                <text:p>0</text:p>
              </table:table-cell>
              <table:table-cell office:value-type="float" office:value="3139">
                <text:p>313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287">
                <text:p>0.001287</text:p>
              </table:table-cell>
              <table:table-cell office:value-type="float" office:value="0.000146">
                <text:p>0.000146</text:p>
              </table:table-cell>
              <table:table-cell office:value-type="float" office:value="0">
                <text:p>0</text:p>
              </table:table-cell>
              <table:table-cell office:value-type="float" office:value="2828">
                <text:p>282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463">
                <text:p>0.001463</text:p>
              </table:table-cell>
              <table:table-cell office:value-type="float" office:value="0.000131">
                <text:p>0.000131</text:p>
              </table:table-cell>
              <table:table-cell office:value-type="float" office:value="0">
                <text:p>0</text:p>
              </table:table-cell>
              <table:table-cell office:value-type="float" office:value="2813">
                <text:p>281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172">
                <text:p>0.001172</text:p>
              </table:table-cell>
              <table:table-cell office:value-type="float" office:value="0.000124">
                <text:p>0.000124</text:p>
              </table:table-cell>
              <table:table-cell office:value-type="float" office:value="0">
                <text:p>0</text:p>
              </table:table-cell>
              <table:table-cell office:value-type="float" office:value="3340">
                <text:p>33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368">
                <text:p>0.001368</text:p>
              </table:table-cell>
              <table:table-cell office:value-type="float" office:value="0.000151">
                <text:p>0.000151</text:p>
              </table:table-cell>
              <table:table-cell office:value-type="float" office:value="0">
                <text:p>0</text:p>
              </table:table-cell>
              <table:table-cell office:value-type="float" office:value="3105">
                <text:p>310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3229">
                <text:p>0.003229</text:p>
              </table:table-cell>
              <table:table-cell office:value-type="float" office:value="0.000133">
                <text:p>0.000133</text:p>
              </table:table-cell>
              <table:table-cell office:value-type="float" office:value="0">
                <text:p>0</text:p>
              </table:table-cell>
              <table:table-cell office:value-type="float" office:value="3223">
                <text:p>322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252">
                <text:p>0.001252</text:p>
              </table:table-cell>
              <table:table-cell office:value-type="float" office:value="0.000097">
                <text:p>0.000097</text:p>
              </table:table-cell>
              <table:table-cell office:value-type="float" office:value="0">
                <text:p>0</text:p>
              </table:table-cell>
              <table:table-cell office:value-type="float" office:value="3020">
                <text:p>30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417">
                <text:p>0.001417</text:p>
              </table:table-cell>
              <table:table-cell office:value-type="float" office:value="0.000113">
                <text:p>0.000113</text:p>
              </table:table-cell>
              <table:table-cell office:value-type="float" office:value="0">
                <text:p>0</text:p>
              </table:table-cell>
              <table:table-cell office:value-type="float" office:value="2882">
                <text:p>288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189">
                <text:p>0.001189</text:p>
              </table:table-cell>
              <table:table-cell office:value-type="float" office:value="0.000123">
                <text:p>0.000123</text:p>
              </table:table-cell>
              <table:table-cell office:value-type="float" office:value="0">
                <text:p>0</text:p>
              </table:table-cell>
              <table:table-cell office:value-type="float" office:value="3562">
                <text:p>356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147">
                <text:p>0.001147</text:p>
              </table:table-cell>
              <table:table-cell office:value-type="float" office:value="0.00014">
                <text:p>0.00014</text:p>
              </table:table-cell>
              <table:table-cell office:value-type="float" office:value="0">
                <text:p>0</text:p>
              </table:table-cell>
              <table:table-cell office:value-type="float" office:value="2546">
                <text:p>254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341">
                <text:p>0.001341</text:p>
              </table:table-cell>
              <table:table-cell office:value-type="float" office:value="0.000158">
                <text:p>0.000158</text:p>
              </table:table-cell>
              <table:table-cell office:value-type="float" office:value="0">
                <text:p>0</text:p>
              </table:table-cell>
              <table:table-cell office:value-type="float" office:value="2844">
                <text:p>284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592">
                <text:p>0.001592</text:p>
              </table:table-cell>
              <table:table-cell office:value-type="float" office:value="0.000137">
                <text:p>0.000137</text:p>
              </table:table-cell>
              <table:table-cell office:value-type="float" office:value="0">
                <text:p>0</text:p>
              </table:table-cell>
              <table:table-cell office:value-type="float" office:value="3566">
                <text:p>356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379">
                <text:p>0.001379</text:p>
              </table:table-cell>
              <table:table-cell office:value-type="float" office:value="0.000145">
                <text:p>0.000145</text:p>
              </table:table-cell>
              <table:table-cell office:value-type="float" office:value="0">
                <text:p>0</text:p>
              </table:table-cell>
              <table:table-cell office:value-type="float" office:value="3550">
                <text:p>35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366">
                <text:p>0.001366</text:p>
              </table:table-cell>
              <table:table-cell office:value-type="float" office:value="0.000137">
                <text:p>0.000137</text:p>
              </table:table-cell>
              <table:table-cell office:value-type="float" office:value="0">
                <text:p>0</text:p>
              </table:table-cell>
              <table:table-cell office:value-type="float" office:value="3003">
                <text:p>300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197">
                <text:p>0.001197</text:p>
              </table:table-cell>
              <table:table-cell office:value-type="float" office:value="0.000132">
                <text:p>0.000132</text:p>
              </table:table-cell>
              <table:table-cell office:value-type="float" office:value="0">
                <text:p>0</text:p>
              </table:table-cell>
              <table:table-cell office:value-type="float" office:value="3391">
                <text:p>339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1124">
                <text:p>0.001124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2604">
                <text:p>260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042">
                <text:p>0.001042</text:p>
              </table:table-cell>
              <table:table-cell office:value-type="float" office:value="0.000099">
                <text:p>0.000099</text:p>
              </table:table-cell>
              <table:table-cell office:value-type="float" office:value="0">
                <text:p>0</text:p>
              </table:table-cell>
              <table:table-cell office:value-type="float" office:value="2985">
                <text:p>298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408">
                <text:p>0.001408</text:p>
              </table:table-cell>
              <table:table-cell office:value-type="float" office:value="0.000128">
                <text:p>0.000128</text:p>
              </table:table-cell>
              <table:table-cell office:value-type="float" office:value="0">
                <text:p>0</text:p>
              </table:table-cell>
              <table:table-cell office:value-type="float" office:value="3381">
                <text:p>338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153">
                <text:p>0.001153</text:p>
              </table:table-cell>
              <table:table-cell office:value-type="float" office:value="0.000153">
                <text:p>0.000153</text:p>
              </table:table-cell>
              <table:table-cell office:value-type="float" office:value="0">
                <text:p>0</text:p>
              </table:table-cell>
              <table:table-cell office:value-type="float" office:value="3065">
                <text:p>306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1274">
                <text:p>0.001274</text:p>
              </table:table-cell>
              <table:table-cell office:value-type="float" office:value="0.000148">
                <text:p>0.000148</text:p>
              </table:table-cell>
              <table:table-cell office:value-type="float" office:value="0">
                <text:p>0</text:p>
              </table:table-cell>
              <table:table-cell office:value-type="float" office:value="3026">
                <text:p>302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606">
                <text:p>0.001606</text:p>
              </table:table-cell>
              <table:table-cell office:value-type="float" office:value="0.000137">
                <text:p>0.000137</text:p>
              </table:table-cell>
              <table:table-cell office:value-type="float" office:value="0">
                <text:p>0</text:p>
              </table:table-cell>
              <table:table-cell office:value-type="float" office:value="3455">
                <text:p>345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186">
                <text:p>0.001186</text:p>
              </table:table-cell>
              <table:table-cell office:value-type="float" office:value="0.000146">
                <text:p>0.000146</text:p>
              </table:table-cell>
              <table:table-cell office:value-type="float" office:value="0">
                <text:p>0</text:p>
              </table:table-cell>
              <table:table-cell office:value-type="float" office:value="3188">
                <text:p>318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357">
                <text:p>0.001357</text:p>
              </table:table-cell>
              <table:table-cell office:value-type="float" office:value="0.000159">
                <text:p>0.000159</text:p>
              </table:table-cell>
              <table:table-cell office:value-type="float" office:value="0">
                <text:p>0</text:p>
              </table:table-cell>
              <table:table-cell office:value-type="float" office:value="2961">
                <text:p>296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539">
                <text:p>0.001539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2990">
                <text:p>299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22">
                <text:p>0.00122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3053">
                <text:p>305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514">
                <text:p>0.001514</text:p>
              </table:table-cell>
              <table:table-cell office:value-type="float" office:value="0.000131">
                <text:p>0.000131</text:p>
              </table:table-cell>
              <table:table-cell office:value-type="float" office:value="0">
                <text:p>0</text:p>
              </table:table-cell>
              <table:table-cell office:value-type="float" office:value="3518">
                <text:p>351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067">
                <text:p>0.001067</text:p>
              </table:table-cell>
              <table:table-cell office:value-type="float" office:value="0.000107">
                <text:p>0.000107</text:p>
              </table:table-cell>
              <table:table-cell office:value-type="float" office:value="0">
                <text:p>0</text:p>
              </table:table-cell>
              <table:table-cell office:value-type="float" office:value="3417">
                <text:p>341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132">
                <text:p>0.001132</text:p>
              </table:table-cell>
              <table:table-cell office:value-type="float" office:value="0.000111">
                <text:p>0.000111</text:p>
              </table:table-cell>
              <table:table-cell office:value-type="float" office:value="0">
                <text:p>0</text:p>
              </table:table-cell>
              <table:table-cell office:value-type="float" office:value="3650">
                <text:p>36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301">
                <text:p>0.001301</text:p>
              </table:table-cell>
              <table:table-cell office:value-type="float" office:value="0.00015">
                <text:p>0.00015</text:p>
              </table:table-cell>
              <table:table-cell office:value-type="float" office:value="0">
                <text:p>0</text:p>
              </table:table-cell>
              <table:table-cell office:value-type="float" office:value="2550">
                <text:p>25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614">
                <text:p>0.001614</text:p>
              </table:table-cell>
              <table:table-cell office:value-type="float" office:value="0.00013">
                <text:p>0.00013</text:p>
              </table:table-cell>
              <table:table-cell office:value-type="float" office:value="0">
                <text:p>0</text:p>
              </table:table-cell>
              <table:table-cell office:value-type="float" office:value="3185">
                <text:p>318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471">
                <text:p>0.001471</text:p>
              </table:table-cell>
              <table:table-cell office:value-type="float" office:value="0.000139">
                <text:p>0.000139</text:p>
              </table:table-cell>
              <table:table-cell office:value-type="float" office:value="0">
                <text:p>0</text:p>
              </table:table-cell>
              <table:table-cell office:value-type="float" office:value="3637">
                <text:p>363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642">
                <text:p>0.001642</text:p>
              </table:table-cell>
              <table:table-cell office:value-type="float" office:value="0.000148">
                <text:p>0.000148</text:p>
              </table:table-cell>
              <table:table-cell office:value-type="float" office:value="0">
                <text:p>0</text:p>
              </table:table-cell>
              <table:table-cell office:value-type="float" office:value="3021">
                <text:p>302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494">
                <text:p>0.001494</text:p>
              </table:table-cell>
              <table:table-cell office:value-type="float" office:value="0.000138">
                <text:p>0.000138</text:p>
              </table:table-cell>
              <table:table-cell office:value-type="float" office:value="0">
                <text:p>0</text:p>
              </table:table-cell>
              <table:table-cell office:value-type="float" office:value="2880">
                <text:p>288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1346">
                <text:p>0.001346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2787">
                <text:p>278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175">
                <text:p>0.001175</text:p>
              </table:table-cell>
              <table:table-cell office:value-type="float" office:value="0.000146">
                <text:p>0.000146</text:p>
              </table:table-cell>
              <table:table-cell office:value-type="float" office:value="0">
                <text:p>0</text:p>
              </table:table-cell>
              <table:table-cell office:value-type="float" office:value="2655">
                <text:p>265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449">
                <text:p>0.001449</text:p>
              </table:table-cell>
              <table:table-cell office:value-type="float" office:value="0.000158">
                <text:p>0.000158</text:p>
              </table:table-cell>
              <table:table-cell office:value-type="float" office:value="0">
                <text:p>0</text:p>
              </table:table-cell>
              <table:table-cell office:value-type="float" office:value="3292">
                <text:p>329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375">
                <text:p>0.001375</text:p>
              </table:table-cell>
              <table:table-cell office:value-type="float" office:value="0.000119">
                <text:p>0.000119</text:p>
              </table:table-cell>
              <table:table-cell office:value-type="float" office:value="0">
                <text:p>0</text:p>
              </table:table-cell>
              <table:table-cell office:value-type="float" office:value="3009">
                <text:p>300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453">
                <text:p>0.001453</text:p>
              </table:table-cell>
              <table:table-cell office:value-type="float" office:value="0.00013">
                <text:p>0.00013</text:p>
              </table:table-cell>
              <table:table-cell office:value-type="float" office:value="0">
                <text:p>0</text:p>
              </table:table-cell>
              <table:table-cell office:value-type="float" office:value="3009">
                <text:p>300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613">
                <text:p>0.001613</text:p>
              </table:table-cell>
              <table:table-cell office:value-type="float" office:value="0.000141">
                <text:p>0.000141</text:p>
              </table:table-cell>
              <table:table-cell office:value-type="float" office:value="0">
                <text:p>0</text:p>
              </table:table-cell>
              <table:table-cell office:value-type="float" office:value="3392">
                <text:p>339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201">
                <text:p>0.001201</text:p>
              </table:table-cell>
              <table:table-cell office:value-type="float" office:value="0.000151">
                <text:p>0.000151</text:p>
              </table:table-cell>
              <table:table-cell office:value-type="float" office:value="0">
                <text:p>0</text:p>
              </table:table-cell>
              <table:table-cell office:value-type="float" office:value="3193">
                <text:p>319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817">
                <text:p>0.001817</text:p>
              </table:table-cell>
              <table:table-cell office:value-type="float" office:value="0.000143">
                <text:p>0.000143</text:p>
              </table:table-cell>
              <table:table-cell office:value-type="float" office:value="0">
                <text:p>0</text:p>
              </table:table-cell>
              <table:table-cell office:value-type="float" office:value="4208">
                <text:p>420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295">
                <text:p>0.001295</text:p>
              </table:table-cell>
              <table:table-cell office:value-type="float" office:value="0.000134">
                <text:p>0.000134</text:p>
              </table:table-cell>
              <table:table-cell office:value-type="float" office:value="0">
                <text:p>0</text:p>
              </table:table-cell>
              <table:table-cell office:value-type="float" office:value="2534">
                <text:p>253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439">
                <text:p>0.001439</text:p>
              </table:table-cell>
              <table:table-cell office:value-type="float" office:value="0.000157">
                <text:p>0.000157</text:p>
              </table:table-cell>
              <table:table-cell office:value-type="float" office:value="0">
                <text:p>0</text:p>
              </table:table-cell>
              <table:table-cell office:value-type="float" office:value="2864">
                <text:p>286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1157">
                <text:p>0.011157</text:p>
              </table:table-cell>
              <table:table-cell office:value-type="float" office:value="0.00013">
                <text:p>0.00013</text:p>
              </table:table-cell>
              <table:table-cell office:value-type="float" office:value="0">
                <text:p>0</text:p>
              </table:table-cell>
              <table:table-cell office:value-type="float" office:value="3333">
                <text:p>333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6089">
                <text:p>0.036089</text:p>
              </table:table-cell>
              <table:table-cell office:value-type="float" office:value="0.000134">
                <text:p>0.000134</text:p>
              </table:table-cell>
              <table:table-cell office:value-type="float" office:value="0">
                <text:p>0</text:p>
              </table:table-cell>
              <table:table-cell office:value-type="float" office:value="3179">
                <text:p>317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5118">
                <text:p>0.015118</text:p>
              </table:table-cell>
              <table:table-cell office:value-type="float" office:value="0.000146">
                <text:p>0.000146</text:p>
              </table:table-cell>
              <table:table-cell office:value-type="float" office:value="0">
                <text:p>0</text:p>
              </table:table-cell>
              <table:table-cell office:value-type="float" office:value="3124">
                <text:p>312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2122">
                <text:p>0.012122</text:p>
              </table:table-cell>
              <table:table-cell office:value-type="float" office:value="0.000097">
                <text:p>0.000097</text:p>
              </table:table-cell>
              <table:table-cell office:value-type="float" office:value="0">
                <text:p>0</text:p>
              </table:table-cell>
              <table:table-cell office:value-type="float" office:value="3368">
                <text:p>336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7023">
                <text:p>0.027023</text:p>
              </table:table-cell>
              <table:table-cell office:value-type="float" office:value="0.000124">
                <text:p>0.000124</text:p>
              </table:table-cell>
              <table:table-cell office:value-type="float" office:value="0">
                <text:p>0</text:p>
              </table:table-cell>
              <table:table-cell office:value-type="float" office:value="2851">
                <text:p>285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9264">
                <text:p>0.019264</text:p>
              </table:table-cell>
              <table:table-cell office:value-type="float" office:value="0.000128">
                <text:p>0.000128</text:p>
              </table:table-cell>
              <table:table-cell office:value-type="float" office:value="0">
                <text:p>0</text:p>
              </table:table-cell>
              <table:table-cell office:value-type="float" office:value="3286">
                <text:p>328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121">
                <text:p>0.01121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3477">
                <text:p>347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1722">
                <text:p>0.011722</text:p>
              </table:table-cell>
              <table:table-cell office:value-type="float" office:value="0.000146">
                <text:p>0.000146</text:p>
              </table:table-cell>
              <table:table-cell office:value-type="float" office:value="0">
                <text:p>0</text:p>
              </table:table-cell>
              <table:table-cell office:value-type="float" office:value="3030">
                <text:p>30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3253">
                <text:p>0.013253</text:p>
              </table:table-cell>
              <table:table-cell office:value-type="float" office:value="0.000173">
                <text:p>0.000173</text:p>
              </table:table-cell>
              <table:table-cell office:value-type="float" office:value="0">
                <text:p>0</text:p>
              </table:table-cell>
              <table:table-cell office:value-type="float" office:value="2461">
                <text:p>246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8109">
                <text:p>0.018109</text:p>
              </table:table-cell>
              <table:table-cell office:value-type="float" office:value="0.00017">
                <text:p>0.00017</text:p>
              </table:table-cell>
              <table:table-cell office:value-type="float" office:value="0">
                <text:p>0</text:p>
              </table:table-cell>
              <table:table-cell office:value-type="float" office:value="3304">
                <text:p>330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8071">
                <text:p>0.028071</text:p>
              </table:table-cell>
              <table:table-cell office:value-type="float" office:value="0.000159">
                <text:p>0.000159</text:p>
              </table:table-cell>
              <table:table-cell office:value-type="float" office:value="0">
                <text:p>0</text:p>
              </table:table-cell>
              <table:table-cell office:value-type="float" office:value="2701">
                <text:p>270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6961">
                <text:p>0.056961</text:p>
              </table:table-cell>
              <table:table-cell office:value-type="float" office:value="0.000136">
                <text:p>0.000136</text:p>
              </table:table-cell>
              <table:table-cell office:value-type="float" office:value="0">
                <text:p>0</text:p>
              </table:table-cell>
              <table:table-cell office:value-type="float" office:value="3110">
                <text:p>31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1263">
                <text:p>0.011263</text:p>
              </table:table-cell>
              <table:table-cell office:value-type="float" office:value="0.000143">
                <text:p>0.000143</text:p>
              </table:table-cell>
              <table:table-cell office:value-type="float" office:value="0">
                <text:p>0</text:p>
              </table:table-cell>
              <table:table-cell office:value-type="float" office:value="2247">
                <text:p>224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0488">
                <text:p>0.010488</text:p>
              </table:table-cell>
              <table:table-cell office:value-type="float" office:value="0.000095">
                <text:p>0.000095</text:p>
              </table:table-cell>
              <table:table-cell office:value-type="float" office:value="0">
                <text:p>0</text:p>
              </table:table-cell>
              <table:table-cell office:value-type="float" office:value="2548">
                <text:p>254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1222">
                <text:p>0.011222</text:p>
              </table:table-cell>
              <table:table-cell office:value-type="float" office:value="0.000123">
                <text:p>0.000123</text:p>
              </table:table-cell>
              <table:table-cell office:value-type="float" office:value="0">
                <text:p>0</text:p>
              </table:table-cell>
              <table:table-cell office:value-type="float" office:value="2928">
                <text:p>292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1508">
                <text:p>0.011508</text:p>
              </table:table-cell>
              <table:table-cell office:value-type="float" office:value="0.000151">
                <text:p>0.000151</text:p>
              </table:table-cell>
              <table:table-cell office:value-type="float" office:value="0">
                <text:p>0</text:p>
              </table:table-cell>
              <table:table-cell office:value-type="float" office:value="3309">
                <text:p>330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3034">
                <text:p>0.013034</text:p>
              </table:table-cell>
              <table:table-cell office:value-type="float" office:value="0.000158">
                <text:p>0.000158</text:p>
              </table:table-cell>
              <table:table-cell office:value-type="float" office:value="0">
                <text:p>0</text:p>
              </table:table-cell>
              <table:table-cell office:value-type="float" office:value="3285">
                <text:p>328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6742">
                <text:p>0.016742</text:p>
              </table:table-cell>
              <table:table-cell office:value-type="float" office:value="0.000155">
                <text:p>0.000155</text:p>
              </table:table-cell>
              <table:table-cell office:value-type="float" office:value="0">
                <text:p>0</text:p>
              </table:table-cell>
              <table:table-cell office:value-type="float" office:value="3489">
                <text:p>348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5597">
                <text:p>0.015597</text:p>
              </table:table-cell>
              <table:table-cell office:value-type="float" office:value="0.000169">
                <text:p>0.000169</text:p>
              </table:table-cell>
              <table:table-cell office:value-type="float" office:value="0">
                <text:p>0</text:p>
              </table:table-cell>
              <table:table-cell office:value-type="float" office:value="3983">
                <text:p>398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3733">
                <text:p>0.013733</text:p>
              </table:table-cell>
              <table:table-cell office:value-type="float" office:value="0.000136">
                <text:p>0.000136</text:p>
              </table:table-cell>
              <table:table-cell office:value-type="float" office:value="0">
                <text:p>0</text:p>
              </table:table-cell>
              <table:table-cell office:value-type="float" office:value="3410">
                <text:p>34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2204">
                <text:p>0.012204</text:p>
              </table:table-cell>
              <table:table-cell office:value-type="float" office:value="0.000132">
                <text:p>0.000132</text:p>
              </table:table-cell>
              <table:table-cell office:value-type="float" office:value="0">
                <text:p>0</text:p>
              </table:table-cell>
              <table:table-cell office:value-type="float" office:value="3187">
                <text:p>318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4093">
                <text:p>0.014093</text:p>
              </table:table-cell>
              <table:table-cell office:value-type="float" office:value="0.000136">
                <text:p>0.000136</text:p>
              </table:table-cell>
              <table:table-cell office:value-type="float" office:value="0">
                <text:p>0</text:p>
              </table:table-cell>
              <table:table-cell office:value-type="float" office:value="3706">
                <text:p>370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4605">
                <text:p>0.014605</text:p>
              </table:table-cell>
              <table:table-cell office:value-type="float" office:value="0.000159">
                <text:p>0.000159</text:p>
              </table:table-cell>
              <table:table-cell office:value-type="float" office:value="0">
                <text:p>0</text:p>
              </table:table-cell>
              <table:table-cell office:value-type="float" office:value="3642">
                <text:p>364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901">
                <text:p>0.02901</text:p>
              </table:table-cell>
              <table:table-cell office:value-type="float" office:value="0.000106">
                <text:p>0.000106</text:p>
              </table:table-cell>
              <table:table-cell office:value-type="float" office:value="0">
                <text:p>0</text:p>
              </table:table-cell>
              <table:table-cell office:value-type="float" office:value="2893">
                <text:p>289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4076">
                <text:p>0.014076</text:p>
              </table:table-cell>
              <table:table-cell office:value-type="float" office:value="0.000109">
                <text:p>0.000109</text:p>
              </table:table-cell>
              <table:table-cell office:value-type="float" office:value="0">
                <text:p>0</text:p>
              </table:table-cell>
              <table:table-cell office:value-type="float" office:value="2943">
                <text:p>294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3739">
                <text:p>0.023739</text:p>
              </table:table-cell>
              <table:table-cell office:value-type="float" office:value="0.000157">
                <text:p>0.000157</text:p>
              </table:table-cell>
              <table:table-cell office:value-type="float" office:value="0">
                <text:p>0</text:p>
              </table:table-cell>
              <table:table-cell office:value-type="float" office:value="2932">
                <text:p>293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3683">
                <text:p>0.013683</text:p>
              </table:table-cell>
              <table:table-cell office:value-type="float" office:value="0.000245">
                <text:p>0.000245</text:p>
              </table:table-cell>
              <table:table-cell office:value-type="float" office:value="0">
                <text:p>0</text:p>
              </table:table-cell>
              <table:table-cell office:value-type="float" office:value="3102">
                <text:p>310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6855">
                <text:p>0.016855</text:p>
              </table:table-cell>
              <table:table-cell office:value-type="float" office:value="0.000148">
                <text:p>0.000148</text:p>
              </table:table-cell>
              <table:table-cell office:value-type="float" office:value="0">
                <text:p>0</text:p>
              </table:table-cell>
              <table:table-cell office:value-type="float" office:value="2741">
                <text:p>274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3221">
                <text:p>0.013221</text:p>
              </table:table-cell>
              <table:table-cell office:value-type="float" office:value="0.000135">
                <text:p>0.000135</text:p>
              </table:table-cell>
              <table:table-cell office:value-type="float" office:value="0">
                <text:p>0</text:p>
              </table:table-cell>
              <table:table-cell office:value-type="float" office:value="2784">
                <text:p>278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0673">
                <text:p>0.010673</text:p>
              </table:table-cell>
              <table:table-cell office:value-type="float" office:value="0.000166">
                <text:p>0.000166</text:p>
              </table:table-cell>
              <table:table-cell office:value-type="float" office:value="0">
                <text:p>0</text:p>
              </table:table-cell>
              <table:table-cell office:value-type="float" office:value="3562">
                <text:p>356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2378">
                <text:p>0.012378</text:p>
              </table:table-cell>
              <table:table-cell office:value-type="float" office:value="0.000177">
                <text:p>0.000177</text:p>
              </table:table-cell>
              <table:table-cell office:value-type="float" office:value="0">
                <text:p>0</text:p>
              </table:table-cell>
              <table:table-cell office:value-type="float" office:value="3368">
                <text:p>336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7657">
                <text:p>0.017657</text:p>
              </table:table-cell>
              <table:table-cell office:value-type="float" office:value="0.000162">
                <text:p>0.000162</text:p>
              </table:table-cell>
              <table:table-cell office:value-type="float" office:value="0">
                <text:p>0</text:p>
              </table:table-cell>
              <table:table-cell office:value-type="float" office:value="3554">
                <text:p>355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4619">
                <text:p>0.014619</text:p>
              </table:table-cell>
              <table:table-cell office:value-type="float" office:value="0.000146">
                <text:p>0.000146</text:p>
              </table:table-cell>
              <table:table-cell office:value-type="float" office:value="0">
                <text:p>0</text:p>
              </table:table-cell>
              <table:table-cell office:value-type="float" office:value="3463">
                <text:p>346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test263.C1:test263.D102" chart:data-source-has-labels="row" svg:x="0.32cm" svg:y="0.18cm" svg:width="13.361cm" svg:height="8.64cm">
          <chartooo:coordinate-region svg:x="1.232cm" svg:y="0.301cm" svg:width="12.389cm" svg:height="7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63.C2:test263.C102" chart:label-cell-address="test263.C1:test263.C1" chart:class="chart:bar">
            <chart:data-point chart:repeated="101"/>
          </chart:series>
          <chart:series chart:style-name="ch8" chart:values-cell-range-address="test263.D2:test263.D102" chart:label-cell-address="test263.D1:test263.D1" chart:class="chart:ba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63.C1:test263.C1</svg:desc>
                </draw:g>
              </table:table-cell>
              <table:table-cell office:value-type="string">
                <text:p>xfertime</text:p>
                <draw:g>
                  <svg:desc>test263.D1:test26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164">
                <text:p>0.004164</text:p>
                <draw:g>
                  <svg:desc>test263.C2:test263.C102</svg:desc>
                </draw:g>
              </table:table-cell>
              <table:table-cell office:value-type="float" office:value="0.000106">
                <text:p>0.000106</text:p>
                <draw:g>
                  <svg:desc>test263.D2:test263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391">
                <text:p>0.001391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457">
                <text:p>0.001457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622">
                <text:p>0.001622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294">
                <text:p>0.001294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449">
                <text:p>0.001449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826">
                <text:p>0.001826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186">
                <text:p>0.001186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222">
                <text:p>0.001222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289">
                <text:p>0.001289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201">
                <text:p>0.001201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539">
                <text:p>0.001539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178">
                <text:p>0.001178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701">
                <text:p>0.001701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625">
                <text:p>0.001625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319">
                <text:p>0.001319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274">
                <text:p>0.001274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29">
                <text:p>0.00129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679">
                <text:p>0.001679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718">
                <text:p>0.001718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676">
                <text:p>0.001676</text:p>
              </table:table-cell>
              <table:table-cell office:value-type="float" office:value="0.000093">
                <text:p>0.0000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278">
                <text:p>0.001278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461">
                <text:p>0.001461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178">
                <text:p>0.001178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151">
                <text:p>0.001151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287">
                <text:p>0.001287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463">
                <text:p>0.001463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172">
                <text:p>0.001172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368">
                <text:p>0.001368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3229">
                <text:p>0.003229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252">
                <text:p>0.001252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417">
                <text:p>0.001417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189">
                <text:p>0.001189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147">
                <text:p>0.001147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341">
                <text:p>0.001341</text:p>
              </table:table-cell>
              <table:table-cell office:value-type="float" office:value="0.000158">
                <text:p>0.0001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592">
                <text:p>0.001592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379">
                <text:p>0.001379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366">
                <text:p>0.001366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197">
                <text:p>0.001197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1124">
                <text:p>0.001124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042">
                <text:p>0.001042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408">
                <text:p>0.001408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153">
                <text:p>0.001153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1274">
                <text:p>0.001274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606">
                <text:p>0.001606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186">
                <text:p>0.001186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357">
                <text:p>0.001357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539">
                <text:p>0.001539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22">
                <text:p>0.00122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514">
                <text:p>0.001514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067">
                <text:p>0.001067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132">
                <text:p>0.001132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301">
                <text:p>0.001301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614">
                <text:p>0.001614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471">
                <text:p>0.001471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642">
                <text:p>0.001642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494">
                <text:p>0.001494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1346">
                <text:p>0.001346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175">
                <text:p>0.001175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449">
                <text:p>0.001449</text:p>
              </table:table-cell>
              <table:table-cell office:value-type="float" office:value="0.000158">
                <text:p>0.0001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375">
                <text:p>0.001375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453">
                <text:p>0.00145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613">
                <text:p>0.001613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201">
                <text:p>0.001201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817">
                <text:p>0.001817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295">
                <text:p>0.001295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439">
                <text:p>0.001439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1157">
                <text:p>0.011157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6089">
                <text:p>0.036089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5118">
                <text:p>0.015118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2122">
                <text:p>0.012122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7023">
                <text:p>0.027023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9264">
                <text:p>0.019264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121">
                <text:p>0.01121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1722">
                <text:p>0.011722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3253">
                <text:p>0.013253</text:p>
              </table:table-cell>
              <table:table-cell office:value-type="float" office:value="0.000173">
                <text:p>0.0001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8109">
                <text:p>0.018109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8071">
                <text:p>0.028071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6961">
                <text:p>0.056961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1263">
                <text:p>0.011263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0488">
                <text:p>0.010488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1222">
                <text:p>0.011222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1508">
                <text:p>0.011508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3034">
                <text:p>0.013034</text:p>
              </table:table-cell>
              <table:table-cell office:value-type="float" office:value="0.000158">
                <text:p>0.0001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6742">
                <text:p>0.016742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5597">
                <text:p>0.015597</text:p>
              </table:table-cell>
              <table:table-cell office:value-type="float" office:value="0.000169">
                <text:p>0.0001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3733">
                <text:p>0.013733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2204">
                <text:p>0.012204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4093">
                <text:p>0.014093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4605">
                <text:p>0.014605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901">
                <text:p>0.02901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4076">
                <text:p>0.014076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3739">
                <text:p>0.023739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3683">
                <text:p>0.013683</text:p>
              </table:table-cell>
              <table:table-cell office:value-type="float" office:value="0.000245">
                <text:p>0.0002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6855">
                <text:p>0.016855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3221">
                <text:p>0.013221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0673">
                <text:p>0.010673</text:p>
              </table:table-cell>
              <table:table-cell office:value-type="float" office:value="0.000166">
                <text:p>0.0001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2378">
                <text:p>0.012378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7657">
                <text:p>0.017657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4619">
                <text:p>0.014619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337cm" style:legend-expansion="high" chart:style-name="ch2"/>
        <chart:plot-area chart:style-name="ch3" table:cell-range-address="test263.C1:test263.G102" chart:data-source-has-labels="row" svg:x="0.32cm" svg:y="0.18cm" svg:width="12.726cm" svg:height="8.64cm">
          <chartooo:coordinate-region svg:x="1.312cm" svg:y="0.301cm" svg:width="11.671cm" svg:height="7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63.C2:test263.C102" chart:label-cell-address="test263.C1:test263.C1" chart:class="chart:bar">
            <chart:data-point chart:repeated="101"/>
          </chart:series>
          <chart:series chart:style-name="ch8" chart:values-cell-range-address="test263.D2:test263.D102" chart:label-cell-address="test263.D1:test263.D1" chart:class="chart:bar">
            <chart:data-point chart:repeated="101"/>
          </chart:series>
          <chart:series chart:style-name="ch9" chart:values-cell-range-address="test263.E2:test263.E102" chart:label-cell-address="test263.E1:test263.E1" chart:class="chart:bar">
            <chart:data-point chart:repeated="101"/>
          </chart:series>
          <chart:series chart:style-name="ch10" chart:values-cell-range-address="test263.F2:test263.F102" chart:label-cell-address="test263.F1:test263.F1" chart:class="chart:bar">
            <chart:data-point chart:repeated="101"/>
          </chart:series>
          <chart:series chart:style-name="ch11" chart:values-cell-range-address="test263.G2:test263.G102" chart:label-cell-address="test263.G1:test263.G1" chart:class="chart:bar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63.C1:test263.C1</svg:desc>
                </draw:g>
              </table:table-cell>
              <table:table-cell office:value-type="string">
                <text:p>xfertime</text:p>
                <draw:g>
                  <svg:desc>test263.D1:test263.D1</svg:desc>
                </draw:g>
              </table:table-cell>
              <table:table-cell office:value-type="string">
                <text:p>thinktime</text:p>
                <draw:g>
                  <svg:desc>test263.E1:test263.E1</svg:desc>
                </draw:g>
              </table:table-cell>
              <table:table-cell office:value-type="string">
                <text:p>bytes</text:p>
                <draw:g>
                  <svg:desc>test263.F1:test263.F1</svg:desc>
                </draw:g>
              </table:table-cell>
              <table:table-cell office:value-type="string">
                <text:p>transactions</text:p>
                <draw:g>
                  <svg:desc>test263.G1:test263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164">
                <text:p>0.004164</text:p>
                <draw:g>
                  <svg:desc>test263.C2:test263.C102</svg:desc>
                </draw:g>
              </table:table-cell>
              <table:table-cell office:value-type="float" office:value="0.000106">
                <text:p>0.000106</text:p>
                <draw:g>
                  <svg:desc>test263.D2:test263.D102</svg:desc>
                </draw:g>
              </table:table-cell>
              <table:table-cell office:value-type="float" office:value="0">
                <text:p>0</text:p>
                <draw:g>
                  <svg:desc>test263.E2:test263.E102</svg:desc>
                </draw:g>
              </table:table-cell>
              <table:table-cell office:value-type="float" office:value="3860">
                <text:p>3860</text:p>
                <draw:g>
                  <svg:desc>test263.F2:test263.F102</svg:desc>
                </draw:g>
              </table:table-cell>
              <table:table-cell office:value-type="float" office:value="74">
                <text:p>74</text:p>
                <draw:g>
                  <svg:desc>test263.G2:test263.G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391">
                <text:p>0.001391</text:p>
              </table:table-cell>
              <table:table-cell office:value-type="float" office:value="0.00011">
                <text:p>0.00011</text:p>
              </table:table-cell>
              <table:table-cell office:value-type="float" office:value="0">
                <text:p>0</text:p>
              </table:table-cell>
              <table:table-cell office:value-type="float" office:value="2461">
                <text:p>246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457">
                <text:p>0.001457</text:p>
              </table:table-cell>
              <table:table-cell office:value-type="float" office:value="0.000132">
                <text:p>0.000132</text:p>
              </table:table-cell>
              <table:table-cell office:value-type="float" office:value="0">
                <text:p>0</text:p>
              </table:table-cell>
              <table:table-cell office:value-type="float" office:value="2998">
                <text:p>299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622">
                <text:p>0.001622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3260">
                <text:p>326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294">
                <text:p>0.001294</text:p>
              </table:table-cell>
              <table:table-cell office:value-type="float" office:value="0.000132">
                <text:p>0.000132</text:p>
              </table:table-cell>
              <table:table-cell office:value-type="float" office:value="0">
                <text:p>0</text:p>
              </table:table-cell>
              <table:table-cell office:value-type="float" office:value="2814">
                <text:p>281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449">
                <text:p>0.001449</text:p>
              </table:table-cell>
              <table:table-cell office:value-type="float" office:value="0.000146">
                <text:p>0.000146</text:p>
              </table:table-cell>
              <table:table-cell office:value-type="float" office:value="0">
                <text:p>0</text:p>
              </table:table-cell>
              <table:table-cell office:value-type="float" office:value="2820">
                <text:p>28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826">
                <text:p>0.001826</text:p>
              </table:table-cell>
              <table:table-cell office:value-type="float" office:value="0.000132">
                <text:p>0.000132</text:p>
              </table:table-cell>
              <table:table-cell office:value-type="float" office:value="0">
                <text:p>0</text:p>
              </table:table-cell>
              <table:table-cell office:value-type="float" office:value="2861">
                <text:p>286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186">
                <text:p>0.001186</text:p>
              </table:table-cell>
              <table:table-cell office:value-type="float" office:value="0.000129">
                <text:p>0.000129</text:p>
              </table:table-cell>
              <table:table-cell office:value-type="float" office:value="0">
                <text:p>0</text:p>
              </table:table-cell>
              <table:table-cell office:value-type="float" office:value="2961">
                <text:p>296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222">
                <text:p>0.001222</text:p>
              </table:table-cell>
              <table:table-cell office:value-type="float" office:value="0.000121">
                <text:p>0.000121</text:p>
              </table:table-cell>
              <table:table-cell office:value-type="float" office:value="0">
                <text:p>0</text:p>
              </table:table-cell>
              <table:table-cell office:value-type="float" office:value="3518">
                <text:p>351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289">
                <text:p>0.001289</text:p>
              </table:table-cell>
              <table:table-cell office:value-type="float" office:value="0.000137">
                <text:p>0.000137</text:p>
              </table:table-cell>
              <table:table-cell office:value-type="float" office:value="0">
                <text:p>0</text:p>
              </table:table-cell>
              <table:table-cell office:value-type="float" office:value="3002">
                <text:p>300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201">
                <text:p>0.001201</text:p>
              </table:table-cell>
              <table:table-cell office:value-type="float" office:value="0.000099">
                <text:p>0.000099</text:p>
              </table:table-cell>
              <table:table-cell office:value-type="float" office:value="0">
                <text:p>0</text:p>
              </table:table-cell>
              <table:table-cell office:value-type="float" office:value="3220">
                <text:p>32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539">
                <text:p>0.001539</text:p>
              </table:table-cell>
              <table:table-cell office:value-type="float" office:value="0.000112">
                <text:p>0.000112</text:p>
              </table:table-cell>
              <table:table-cell office:value-type="float" office:value="0">
                <text:p>0</text:p>
              </table:table-cell>
              <table:table-cell office:value-type="float" office:value="3550">
                <text:p>35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178">
                <text:p>0.001178</text:p>
              </table:table-cell>
              <table:table-cell office:value-type="float" office:value="0.000128">
                <text:p>0.000128</text:p>
              </table:table-cell>
              <table:table-cell office:value-type="float" office:value="0">
                <text:p>0</text:p>
              </table:table-cell>
              <table:table-cell office:value-type="float" office:value="3584">
                <text:p>358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701">
                <text:p>0.001701</text:p>
              </table:table-cell>
              <table:table-cell office:value-type="float" office:value="0.000151">
                <text:p>0.000151</text:p>
              </table:table-cell>
              <table:table-cell office:value-type="float" office:value="0">
                <text:p>0</text:p>
              </table:table-cell>
              <table:table-cell office:value-type="float" office:value="2695">
                <text:p>269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625">
                <text:p>0.001625</text:p>
              </table:table-cell>
              <table:table-cell office:value-type="float" office:value="0.000134">
                <text:p>0.000134</text:p>
              </table:table-cell>
              <table:table-cell office:value-type="float" office:value="0">
                <text:p>0</text:p>
              </table:table-cell>
              <table:table-cell office:value-type="float" office:value="3825">
                <text:p>382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319">
                <text:p>0.001319</text:p>
              </table:table-cell>
              <table:table-cell office:value-type="float" office:value="0.000139">
                <text:p>0.000139</text:p>
              </table:table-cell>
              <table:table-cell office:value-type="float" office:value="0">
                <text:p>0</text:p>
              </table:table-cell>
              <table:table-cell office:value-type="float" office:value="3057">
                <text:p>305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274">
                <text:p>0.001274</text:p>
              </table:table-cell>
              <table:table-cell office:value-type="float" office:value="0.000129">
                <text:p>0.000129</text:p>
              </table:table-cell>
              <table:table-cell office:value-type="float" office:value="0">
                <text:p>0</text:p>
              </table:table-cell>
              <table:table-cell office:value-type="float" office:value="3626">
                <text:p>362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29">
                <text:p>0.00129</text:p>
              </table:table-cell>
              <table:table-cell office:value-type="float" office:value="0.000139">
                <text:p>0.000139</text:p>
              </table:table-cell>
              <table:table-cell office:value-type="float" office:value="0">
                <text:p>0</text:p>
              </table:table-cell>
              <table:table-cell office:value-type="float" office:value="2660">
                <text:p>266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679">
                <text:p>0.001679</text:p>
              </table:table-cell>
              <table:table-cell office:value-type="float" office:value="0.000162">
                <text:p>0.000162</text:p>
              </table:table-cell>
              <table:table-cell office:value-type="float" office:value="0">
                <text:p>0</text:p>
              </table:table-cell>
              <table:table-cell office:value-type="float" office:value="3522">
                <text:p>352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718">
                <text:p>0.001718</text:p>
              </table:table-cell>
              <table:table-cell office:value-type="float" office:value="0.000145">
                <text:p>0.000145</text:p>
              </table:table-cell>
              <table:table-cell office:value-type="float" office:value="0">
                <text:p>0</text:p>
              </table:table-cell>
              <table:table-cell office:value-type="float" office:value="3482">
                <text:p>348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676">
                <text:p>0.001676</text:p>
              </table:table-cell>
              <table:table-cell office:value-type="float" office:value="0.000093">
                <text:p>0.000093</text:p>
              </table:table-cell>
              <table:table-cell office:value-type="float" office:value="0">
                <text:p>0</text:p>
              </table:table-cell>
              <table:table-cell office:value-type="float" office:value="3112">
                <text:p>31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278">
                <text:p>0.001278</text:p>
              </table:table-cell>
              <table:table-cell office:value-type="float" office:value="0.000109">
                <text:p>0.000109</text:p>
              </table:table-cell>
              <table:table-cell office:value-type="float" office:value="0">
                <text:p>0</text:p>
              </table:table-cell>
              <table:table-cell office:value-type="float" office:value="3047">
                <text:p>304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461">
                <text:p>0.001461</text:p>
              </table:table-cell>
              <table:table-cell office:value-type="float" office:value="0.000136">
                <text:p>0.000136</text:p>
              </table:table-cell>
              <table:table-cell office:value-type="float" office:value="0">
                <text:p>0</text:p>
              </table:table-cell>
              <table:table-cell office:value-type="float" office:value="3324">
                <text:p>332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178">
                <text:p>0.001178</text:p>
              </table:table-cell>
              <table:table-cell office:value-type="float" office:value="0.000131">
                <text:p>0.000131</text:p>
              </table:table-cell>
              <table:table-cell office:value-type="float" office:value="0">
                <text:p>0</text:p>
              </table:table-cell>
              <table:table-cell office:value-type="float" office:value="3237">
                <text:p>323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151">
                <text:p>0.001151</text:p>
              </table:table-cell>
              <table:table-cell office:value-type="float" office:value="0.000139">
                <text:p>0.000139</text:p>
              </table:table-cell>
              <table:table-cell office:value-type="float" office:value="0">
                <text:p>0</text:p>
              </table:table-cell>
              <table:table-cell office:value-type="float" office:value="3139">
                <text:p>313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287">
                <text:p>0.001287</text:p>
              </table:table-cell>
              <table:table-cell office:value-type="float" office:value="0.000146">
                <text:p>0.000146</text:p>
              </table:table-cell>
              <table:table-cell office:value-type="float" office:value="0">
                <text:p>0</text:p>
              </table:table-cell>
              <table:table-cell office:value-type="float" office:value="2828">
                <text:p>282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463">
                <text:p>0.001463</text:p>
              </table:table-cell>
              <table:table-cell office:value-type="float" office:value="0.000131">
                <text:p>0.000131</text:p>
              </table:table-cell>
              <table:table-cell office:value-type="float" office:value="0">
                <text:p>0</text:p>
              </table:table-cell>
              <table:table-cell office:value-type="float" office:value="2813">
                <text:p>281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172">
                <text:p>0.001172</text:p>
              </table:table-cell>
              <table:table-cell office:value-type="float" office:value="0.000124">
                <text:p>0.000124</text:p>
              </table:table-cell>
              <table:table-cell office:value-type="float" office:value="0">
                <text:p>0</text:p>
              </table:table-cell>
              <table:table-cell office:value-type="float" office:value="3340">
                <text:p>33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368">
                <text:p>0.001368</text:p>
              </table:table-cell>
              <table:table-cell office:value-type="float" office:value="0.000151">
                <text:p>0.000151</text:p>
              </table:table-cell>
              <table:table-cell office:value-type="float" office:value="0">
                <text:p>0</text:p>
              </table:table-cell>
              <table:table-cell office:value-type="float" office:value="3105">
                <text:p>310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3229">
                <text:p>0.003229</text:p>
              </table:table-cell>
              <table:table-cell office:value-type="float" office:value="0.000133">
                <text:p>0.000133</text:p>
              </table:table-cell>
              <table:table-cell office:value-type="float" office:value="0">
                <text:p>0</text:p>
              </table:table-cell>
              <table:table-cell office:value-type="float" office:value="3223">
                <text:p>322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252">
                <text:p>0.001252</text:p>
              </table:table-cell>
              <table:table-cell office:value-type="float" office:value="0.000097">
                <text:p>0.000097</text:p>
              </table:table-cell>
              <table:table-cell office:value-type="float" office:value="0">
                <text:p>0</text:p>
              </table:table-cell>
              <table:table-cell office:value-type="float" office:value="3020">
                <text:p>30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417">
                <text:p>0.001417</text:p>
              </table:table-cell>
              <table:table-cell office:value-type="float" office:value="0.000113">
                <text:p>0.000113</text:p>
              </table:table-cell>
              <table:table-cell office:value-type="float" office:value="0">
                <text:p>0</text:p>
              </table:table-cell>
              <table:table-cell office:value-type="float" office:value="2882">
                <text:p>288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189">
                <text:p>0.001189</text:p>
              </table:table-cell>
              <table:table-cell office:value-type="float" office:value="0.000123">
                <text:p>0.000123</text:p>
              </table:table-cell>
              <table:table-cell office:value-type="float" office:value="0">
                <text:p>0</text:p>
              </table:table-cell>
              <table:table-cell office:value-type="float" office:value="3562">
                <text:p>356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147">
                <text:p>0.001147</text:p>
              </table:table-cell>
              <table:table-cell office:value-type="float" office:value="0.00014">
                <text:p>0.00014</text:p>
              </table:table-cell>
              <table:table-cell office:value-type="float" office:value="0">
                <text:p>0</text:p>
              </table:table-cell>
              <table:table-cell office:value-type="float" office:value="2546">
                <text:p>254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341">
                <text:p>0.001341</text:p>
              </table:table-cell>
              <table:table-cell office:value-type="float" office:value="0.000158">
                <text:p>0.000158</text:p>
              </table:table-cell>
              <table:table-cell office:value-type="float" office:value="0">
                <text:p>0</text:p>
              </table:table-cell>
              <table:table-cell office:value-type="float" office:value="2844">
                <text:p>284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592">
                <text:p>0.001592</text:p>
              </table:table-cell>
              <table:table-cell office:value-type="float" office:value="0.000137">
                <text:p>0.000137</text:p>
              </table:table-cell>
              <table:table-cell office:value-type="float" office:value="0">
                <text:p>0</text:p>
              </table:table-cell>
              <table:table-cell office:value-type="float" office:value="3566">
                <text:p>356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379">
                <text:p>0.001379</text:p>
              </table:table-cell>
              <table:table-cell office:value-type="float" office:value="0.000145">
                <text:p>0.000145</text:p>
              </table:table-cell>
              <table:table-cell office:value-type="float" office:value="0">
                <text:p>0</text:p>
              </table:table-cell>
              <table:table-cell office:value-type="float" office:value="3550">
                <text:p>35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366">
                <text:p>0.001366</text:p>
              </table:table-cell>
              <table:table-cell office:value-type="float" office:value="0.000137">
                <text:p>0.000137</text:p>
              </table:table-cell>
              <table:table-cell office:value-type="float" office:value="0">
                <text:p>0</text:p>
              </table:table-cell>
              <table:table-cell office:value-type="float" office:value="3003">
                <text:p>300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197">
                <text:p>0.001197</text:p>
              </table:table-cell>
              <table:table-cell office:value-type="float" office:value="0.000132">
                <text:p>0.000132</text:p>
              </table:table-cell>
              <table:table-cell office:value-type="float" office:value="0">
                <text:p>0</text:p>
              </table:table-cell>
              <table:table-cell office:value-type="float" office:value="3391">
                <text:p>339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1124">
                <text:p>0.001124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2604">
                <text:p>260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042">
                <text:p>0.001042</text:p>
              </table:table-cell>
              <table:table-cell office:value-type="float" office:value="0.000099">
                <text:p>0.000099</text:p>
              </table:table-cell>
              <table:table-cell office:value-type="float" office:value="0">
                <text:p>0</text:p>
              </table:table-cell>
              <table:table-cell office:value-type="float" office:value="2985">
                <text:p>298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408">
                <text:p>0.001408</text:p>
              </table:table-cell>
              <table:table-cell office:value-type="float" office:value="0.000128">
                <text:p>0.000128</text:p>
              </table:table-cell>
              <table:table-cell office:value-type="float" office:value="0">
                <text:p>0</text:p>
              </table:table-cell>
              <table:table-cell office:value-type="float" office:value="3381">
                <text:p>338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153">
                <text:p>0.001153</text:p>
              </table:table-cell>
              <table:table-cell office:value-type="float" office:value="0.000153">
                <text:p>0.000153</text:p>
              </table:table-cell>
              <table:table-cell office:value-type="float" office:value="0">
                <text:p>0</text:p>
              </table:table-cell>
              <table:table-cell office:value-type="float" office:value="3065">
                <text:p>306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1274">
                <text:p>0.001274</text:p>
              </table:table-cell>
              <table:table-cell office:value-type="float" office:value="0.000148">
                <text:p>0.000148</text:p>
              </table:table-cell>
              <table:table-cell office:value-type="float" office:value="0">
                <text:p>0</text:p>
              </table:table-cell>
              <table:table-cell office:value-type="float" office:value="3026">
                <text:p>302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606">
                <text:p>0.001606</text:p>
              </table:table-cell>
              <table:table-cell office:value-type="float" office:value="0.000137">
                <text:p>0.000137</text:p>
              </table:table-cell>
              <table:table-cell office:value-type="float" office:value="0">
                <text:p>0</text:p>
              </table:table-cell>
              <table:table-cell office:value-type="float" office:value="3455">
                <text:p>345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186">
                <text:p>0.001186</text:p>
              </table:table-cell>
              <table:table-cell office:value-type="float" office:value="0.000146">
                <text:p>0.000146</text:p>
              </table:table-cell>
              <table:table-cell office:value-type="float" office:value="0">
                <text:p>0</text:p>
              </table:table-cell>
              <table:table-cell office:value-type="float" office:value="3188">
                <text:p>318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357">
                <text:p>0.001357</text:p>
              </table:table-cell>
              <table:table-cell office:value-type="float" office:value="0.000159">
                <text:p>0.000159</text:p>
              </table:table-cell>
              <table:table-cell office:value-type="float" office:value="0">
                <text:p>0</text:p>
              </table:table-cell>
              <table:table-cell office:value-type="float" office:value="2961">
                <text:p>296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539">
                <text:p>0.001539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2990">
                <text:p>299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22">
                <text:p>0.00122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3053">
                <text:p>305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514">
                <text:p>0.001514</text:p>
              </table:table-cell>
              <table:table-cell office:value-type="float" office:value="0.000131">
                <text:p>0.000131</text:p>
              </table:table-cell>
              <table:table-cell office:value-type="float" office:value="0">
                <text:p>0</text:p>
              </table:table-cell>
              <table:table-cell office:value-type="float" office:value="3518">
                <text:p>351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067">
                <text:p>0.001067</text:p>
              </table:table-cell>
              <table:table-cell office:value-type="float" office:value="0.000107">
                <text:p>0.000107</text:p>
              </table:table-cell>
              <table:table-cell office:value-type="float" office:value="0">
                <text:p>0</text:p>
              </table:table-cell>
              <table:table-cell office:value-type="float" office:value="3417">
                <text:p>341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132">
                <text:p>0.001132</text:p>
              </table:table-cell>
              <table:table-cell office:value-type="float" office:value="0.000111">
                <text:p>0.000111</text:p>
              </table:table-cell>
              <table:table-cell office:value-type="float" office:value="0">
                <text:p>0</text:p>
              </table:table-cell>
              <table:table-cell office:value-type="float" office:value="3650">
                <text:p>36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301">
                <text:p>0.001301</text:p>
              </table:table-cell>
              <table:table-cell office:value-type="float" office:value="0.00015">
                <text:p>0.00015</text:p>
              </table:table-cell>
              <table:table-cell office:value-type="float" office:value="0">
                <text:p>0</text:p>
              </table:table-cell>
              <table:table-cell office:value-type="float" office:value="2550">
                <text:p>25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614">
                <text:p>0.001614</text:p>
              </table:table-cell>
              <table:table-cell office:value-type="float" office:value="0.00013">
                <text:p>0.00013</text:p>
              </table:table-cell>
              <table:table-cell office:value-type="float" office:value="0">
                <text:p>0</text:p>
              </table:table-cell>
              <table:table-cell office:value-type="float" office:value="3185">
                <text:p>318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471">
                <text:p>0.001471</text:p>
              </table:table-cell>
              <table:table-cell office:value-type="float" office:value="0.000139">
                <text:p>0.000139</text:p>
              </table:table-cell>
              <table:table-cell office:value-type="float" office:value="0">
                <text:p>0</text:p>
              </table:table-cell>
              <table:table-cell office:value-type="float" office:value="3637">
                <text:p>363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642">
                <text:p>0.001642</text:p>
              </table:table-cell>
              <table:table-cell office:value-type="float" office:value="0.000148">
                <text:p>0.000148</text:p>
              </table:table-cell>
              <table:table-cell office:value-type="float" office:value="0">
                <text:p>0</text:p>
              </table:table-cell>
              <table:table-cell office:value-type="float" office:value="3021">
                <text:p>302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494">
                <text:p>0.001494</text:p>
              </table:table-cell>
              <table:table-cell office:value-type="float" office:value="0.000138">
                <text:p>0.000138</text:p>
              </table:table-cell>
              <table:table-cell office:value-type="float" office:value="0">
                <text:p>0</text:p>
              </table:table-cell>
              <table:table-cell office:value-type="float" office:value="2880">
                <text:p>288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1346">
                <text:p>0.001346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2787">
                <text:p>278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175">
                <text:p>0.001175</text:p>
              </table:table-cell>
              <table:table-cell office:value-type="float" office:value="0.000146">
                <text:p>0.000146</text:p>
              </table:table-cell>
              <table:table-cell office:value-type="float" office:value="0">
                <text:p>0</text:p>
              </table:table-cell>
              <table:table-cell office:value-type="float" office:value="2655">
                <text:p>265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449">
                <text:p>0.001449</text:p>
              </table:table-cell>
              <table:table-cell office:value-type="float" office:value="0.000158">
                <text:p>0.000158</text:p>
              </table:table-cell>
              <table:table-cell office:value-type="float" office:value="0">
                <text:p>0</text:p>
              </table:table-cell>
              <table:table-cell office:value-type="float" office:value="3292">
                <text:p>329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375">
                <text:p>0.001375</text:p>
              </table:table-cell>
              <table:table-cell office:value-type="float" office:value="0.000119">
                <text:p>0.000119</text:p>
              </table:table-cell>
              <table:table-cell office:value-type="float" office:value="0">
                <text:p>0</text:p>
              </table:table-cell>
              <table:table-cell office:value-type="float" office:value="3009">
                <text:p>300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453">
                <text:p>0.001453</text:p>
              </table:table-cell>
              <table:table-cell office:value-type="float" office:value="0.00013">
                <text:p>0.00013</text:p>
              </table:table-cell>
              <table:table-cell office:value-type="float" office:value="0">
                <text:p>0</text:p>
              </table:table-cell>
              <table:table-cell office:value-type="float" office:value="3009">
                <text:p>300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613">
                <text:p>0.001613</text:p>
              </table:table-cell>
              <table:table-cell office:value-type="float" office:value="0.000141">
                <text:p>0.000141</text:p>
              </table:table-cell>
              <table:table-cell office:value-type="float" office:value="0">
                <text:p>0</text:p>
              </table:table-cell>
              <table:table-cell office:value-type="float" office:value="3392">
                <text:p>339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201">
                <text:p>0.001201</text:p>
              </table:table-cell>
              <table:table-cell office:value-type="float" office:value="0.000151">
                <text:p>0.000151</text:p>
              </table:table-cell>
              <table:table-cell office:value-type="float" office:value="0">
                <text:p>0</text:p>
              </table:table-cell>
              <table:table-cell office:value-type="float" office:value="3193">
                <text:p>319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817">
                <text:p>0.001817</text:p>
              </table:table-cell>
              <table:table-cell office:value-type="float" office:value="0.000143">
                <text:p>0.000143</text:p>
              </table:table-cell>
              <table:table-cell office:value-type="float" office:value="0">
                <text:p>0</text:p>
              </table:table-cell>
              <table:table-cell office:value-type="float" office:value="4208">
                <text:p>420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295">
                <text:p>0.001295</text:p>
              </table:table-cell>
              <table:table-cell office:value-type="float" office:value="0.000134">
                <text:p>0.000134</text:p>
              </table:table-cell>
              <table:table-cell office:value-type="float" office:value="0">
                <text:p>0</text:p>
              </table:table-cell>
              <table:table-cell office:value-type="float" office:value="2534">
                <text:p>253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439">
                <text:p>0.001439</text:p>
              </table:table-cell>
              <table:table-cell office:value-type="float" office:value="0.000157">
                <text:p>0.000157</text:p>
              </table:table-cell>
              <table:table-cell office:value-type="float" office:value="0">
                <text:p>0</text:p>
              </table:table-cell>
              <table:table-cell office:value-type="float" office:value="2864">
                <text:p>286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1157">
                <text:p>0.011157</text:p>
              </table:table-cell>
              <table:table-cell office:value-type="float" office:value="0.00013">
                <text:p>0.00013</text:p>
              </table:table-cell>
              <table:table-cell office:value-type="float" office:value="0">
                <text:p>0</text:p>
              </table:table-cell>
              <table:table-cell office:value-type="float" office:value="3333">
                <text:p>333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6089">
                <text:p>0.036089</text:p>
              </table:table-cell>
              <table:table-cell office:value-type="float" office:value="0.000134">
                <text:p>0.000134</text:p>
              </table:table-cell>
              <table:table-cell office:value-type="float" office:value="0">
                <text:p>0</text:p>
              </table:table-cell>
              <table:table-cell office:value-type="float" office:value="3179">
                <text:p>317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5118">
                <text:p>0.015118</text:p>
              </table:table-cell>
              <table:table-cell office:value-type="float" office:value="0.000146">
                <text:p>0.000146</text:p>
              </table:table-cell>
              <table:table-cell office:value-type="float" office:value="0">
                <text:p>0</text:p>
              </table:table-cell>
              <table:table-cell office:value-type="float" office:value="3124">
                <text:p>312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2122">
                <text:p>0.012122</text:p>
              </table:table-cell>
              <table:table-cell office:value-type="float" office:value="0.000097">
                <text:p>0.000097</text:p>
              </table:table-cell>
              <table:table-cell office:value-type="float" office:value="0">
                <text:p>0</text:p>
              </table:table-cell>
              <table:table-cell office:value-type="float" office:value="3368">
                <text:p>336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7023">
                <text:p>0.027023</text:p>
              </table:table-cell>
              <table:table-cell office:value-type="float" office:value="0.000124">
                <text:p>0.000124</text:p>
              </table:table-cell>
              <table:table-cell office:value-type="float" office:value="0">
                <text:p>0</text:p>
              </table:table-cell>
              <table:table-cell office:value-type="float" office:value="2851">
                <text:p>285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9264">
                <text:p>0.019264</text:p>
              </table:table-cell>
              <table:table-cell office:value-type="float" office:value="0.000128">
                <text:p>0.000128</text:p>
              </table:table-cell>
              <table:table-cell office:value-type="float" office:value="0">
                <text:p>0</text:p>
              </table:table-cell>
              <table:table-cell office:value-type="float" office:value="3286">
                <text:p>328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121">
                <text:p>0.01121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3477">
                <text:p>347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1722">
                <text:p>0.011722</text:p>
              </table:table-cell>
              <table:table-cell office:value-type="float" office:value="0.000146">
                <text:p>0.000146</text:p>
              </table:table-cell>
              <table:table-cell office:value-type="float" office:value="0">
                <text:p>0</text:p>
              </table:table-cell>
              <table:table-cell office:value-type="float" office:value="3030">
                <text:p>30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3253">
                <text:p>0.013253</text:p>
              </table:table-cell>
              <table:table-cell office:value-type="float" office:value="0.000173">
                <text:p>0.000173</text:p>
              </table:table-cell>
              <table:table-cell office:value-type="float" office:value="0">
                <text:p>0</text:p>
              </table:table-cell>
              <table:table-cell office:value-type="float" office:value="2461">
                <text:p>246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8109">
                <text:p>0.018109</text:p>
              </table:table-cell>
              <table:table-cell office:value-type="float" office:value="0.00017">
                <text:p>0.00017</text:p>
              </table:table-cell>
              <table:table-cell office:value-type="float" office:value="0">
                <text:p>0</text:p>
              </table:table-cell>
              <table:table-cell office:value-type="float" office:value="3304">
                <text:p>330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8071">
                <text:p>0.028071</text:p>
              </table:table-cell>
              <table:table-cell office:value-type="float" office:value="0.000159">
                <text:p>0.000159</text:p>
              </table:table-cell>
              <table:table-cell office:value-type="float" office:value="0">
                <text:p>0</text:p>
              </table:table-cell>
              <table:table-cell office:value-type="float" office:value="2701">
                <text:p>270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6961">
                <text:p>0.056961</text:p>
              </table:table-cell>
              <table:table-cell office:value-type="float" office:value="0.000136">
                <text:p>0.000136</text:p>
              </table:table-cell>
              <table:table-cell office:value-type="float" office:value="0">
                <text:p>0</text:p>
              </table:table-cell>
              <table:table-cell office:value-type="float" office:value="3110">
                <text:p>31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1263">
                <text:p>0.011263</text:p>
              </table:table-cell>
              <table:table-cell office:value-type="float" office:value="0.000143">
                <text:p>0.000143</text:p>
              </table:table-cell>
              <table:table-cell office:value-type="float" office:value="0">
                <text:p>0</text:p>
              </table:table-cell>
              <table:table-cell office:value-type="float" office:value="2247">
                <text:p>224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0488">
                <text:p>0.010488</text:p>
              </table:table-cell>
              <table:table-cell office:value-type="float" office:value="0.000095">
                <text:p>0.000095</text:p>
              </table:table-cell>
              <table:table-cell office:value-type="float" office:value="0">
                <text:p>0</text:p>
              </table:table-cell>
              <table:table-cell office:value-type="float" office:value="2548">
                <text:p>254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1222">
                <text:p>0.011222</text:p>
              </table:table-cell>
              <table:table-cell office:value-type="float" office:value="0.000123">
                <text:p>0.000123</text:p>
              </table:table-cell>
              <table:table-cell office:value-type="float" office:value="0">
                <text:p>0</text:p>
              </table:table-cell>
              <table:table-cell office:value-type="float" office:value="2928">
                <text:p>292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1508">
                <text:p>0.011508</text:p>
              </table:table-cell>
              <table:table-cell office:value-type="float" office:value="0.000151">
                <text:p>0.000151</text:p>
              </table:table-cell>
              <table:table-cell office:value-type="float" office:value="0">
                <text:p>0</text:p>
              </table:table-cell>
              <table:table-cell office:value-type="float" office:value="3309">
                <text:p>330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3034">
                <text:p>0.013034</text:p>
              </table:table-cell>
              <table:table-cell office:value-type="float" office:value="0.000158">
                <text:p>0.000158</text:p>
              </table:table-cell>
              <table:table-cell office:value-type="float" office:value="0">
                <text:p>0</text:p>
              </table:table-cell>
              <table:table-cell office:value-type="float" office:value="3285">
                <text:p>328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6742">
                <text:p>0.016742</text:p>
              </table:table-cell>
              <table:table-cell office:value-type="float" office:value="0.000155">
                <text:p>0.000155</text:p>
              </table:table-cell>
              <table:table-cell office:value-type="float" office:value="0">
                <text:p>0</text:p>
              </table:table-cell>
              <table:table-cell office:value-type="float" office:value="3489">
                <text:p>348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5597">
                <text:p>0.015597</text:p>
              </table:table-cell>
              <table:table-cell office:value-type="float" office:value="0.000169">
                <text:p>0.000169</text:p>
              </table:table-cell>
              <table:table-cell office:value-type="float" office:value="0">
                <text:p>0</text:p>
              </table:table-cell>
              <table:table-cell office:value-type="float" office:value="3983">
                <text:p>398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3733">
                <text:p>0.013733</text:p>
              </table:table-cell>
              <table:table-cell office:value-type="float" office:value="0.000136">
                <text:p>0.000136</text:p>
              </table:table-cell>
              <table:table-cell office:value-type="float" office:value="0">
                <text:p>0</text:p>
              </table:table-cell>
              <table:table-cell office:value-type="float" office:value="3410">
                <text:p>34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2204">
                <text:p>0.012204</text:p>
              </table:table-cell>
              <table:table-cell office:value-type="float" office:value="0.000132">
                <text:p>0.000132</text:p>
              </table:table-cell>
              <table:table-cell office:value-type="float" office:value="0">
                <text:p>0</text:p>
              </table:table-cell>
              <table:table-cell office:value-type="float" office:value="3187">
                <text:p>318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4093">
                <text:p>0.014093</text:p>
              </table:table-cell>
              <table:table-cell office:value-type="float" office:value="0.000136">
                <text:p>0.000136</text:p>
              </table:table-cell>
              <table:table-cell office:value-type="float" office:value="0">
                <text:p>0</text:p>
              </table:table-cell>
              <table:table-cell office:value-type="float" office:value="3706">
                <text:p>370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4605">
                <text:p>0.014605</text:p>
              </table:table-cell>
              <table:table-cell office:value-type="float" office:value="0.000159">
                <text:p>0.000159</text:p>
              </table:table-cell>
              <table:table-cell office:value-type="float" office:value="0">
                <text:p>0</text:p>
              </table:table-cell>
              <table:table-cell office:value-type="float" office:value="3642">
                <text:p>364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901">
                <text:p>0.02901</text:p>
              </table:table-cell>
              <table:table-cell office:value-type="float" office:value="0.000106">
                <text:p>0.000106</text:p>
              </table:table-cell>
              <table:table-cell office:value-type="float" office:value="0">
                <text:p>0</text:p>
              </table:table-cell>
              <table:table-cell office:value-type="float" office:value="2893">
                <text:p>289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4076">
                <text:p>0.014076</text:p>
              </table:table-cell>
              <table:table-cell office:value-type="float" office:value="0.000109">
                <text:p>0.000109</text:p>
              </table:table-cell>
              <table:table-cell office:value-type="float" office:value="0">
                <text:p>0</text:p>
              </table:table-cell>
              <table:table-cell office:value-type="float" office:value="2943">
                <text:p>294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3739">
                <text:p>0.023739</text:p>
              </table:table-cell>
              <table:table-cell office:value-type="float" office:value="0.000157">
                <text:p>0.000157</text:p>
              </table:table-cell>
              <table:table-cell office:value-type="float" office:value="0">
                <text:p>0</text:p>
              </table:table-cell>
              <table:table-cell office:value-type="float" office:value="2932">
                <text:p>293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3683">
                <text:p>0.013683</text:p>
              </table:table-cell>
              <table:table-cell office:value-type="float" office:value="0.000245">
                <text:p>0.000245</text:p>
              </table:table-cell>
              <table:table-cell office:value-type="float" office:value="0">
                <text:p>0</text:p>
              </table:table-cell>
              <table:table-cell office:value-type="float" office:value="3102">
                <text:p>310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6855">
                <text:p>0.016855</text:p>
              </table:table-cell>
              <table:table-cell office:value-type="float" office:value="0.000148">
                <text:p>0.000148</text:p>
              </table:table-cell>
              <table:table-cell office:value-type="float" office:value="0">
                <text:p>0</text:p>
              </table:table-cell>
              <table:table-cell office:value-type="float" office:value="2741">
                <text:p>274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3221">
                <text:p>0.013221</text:p>
              </table:table-cell>
              <table:table-cell office:value-type="float" office:value="0.000135">
                <text:p>0.000135</text:p>
              </table:table-cell>
              <table:table-cell office:value-type="float" office:value="0">
                <text:p>0</text:p>
              </table:table-cell>
              <table:table-cell office:value-type="float" office:value="2784">
                <text:p>278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0673">
                <text:p>0.010673</text:p>
              </table:table-cell>
              <table:table-cell office:value-type="float" office:value="0.000166">
                <text:p>0.000166</text:p>
              </table:table-cell>
              <table:table-cell office:value-type="float" office:value="0">
                <text:p>0</text:p>
              </table:table-cell>
              <table:table-cell office:value-type="float" office:value="3562">
                <text:p>356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2378">
                <text:p>0.012378</text:p>
              </table:table-cell>
              <table:table-cell office:value-type="float" office:value="0.000177">
                <text:p>0.000177</text:p>
              </table:table-cell>
              <table:table-cell office:value-type="float" office:value="0">
                <text:p>0</text:p>
              </table:table-cell>
              <table:table-cell office:value-type="float" office:value="3368">
                <text:p>336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7657">
                <text:p>0.017657</text:p>
              </table:table-cell>
              <table:table-cell office:value-type="float" office:value="0.000162">
                <text:p>0.000162</text:p>
              </table:table-cell>
              <table:table-cell office:value-type="float" office:value="0">
                <text:p>0</text:p>
              </table:table-cell>
              <table:table-cell office:value-type="float" office:value="3554">
                <text:p>355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4619">
                <text:p>0.014619</text:p>
              </table:table-cell>
              <table:table-cell office:value-type="float" office:value="0.000146">
                <text:p>0.000146</text:p>
              </table:table-cell>
              <table:table-cell office:value-type="float" office:value="0">
                <text:p>0</text:p>
              </table:table-cell>
              <table:table-cell office:value-type="float" office:value="3463">
                <text:p>346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